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316cm"/>
    </style:style>
    <style:style style:name="co17" style:family="table-column">
      <style:table-column-properties fo:break-before="auto" style:column-width="2.081cm"/>
    </style:style>
    <style:style style:name="co18" style:family="table-column">
      <style:table-column-properties fo:break-before="auto" style:column-width="1.767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2.215cm"/>
    </style:style>
    <style:style style:name="co21" style:family="table-column">
      <style:table-column-properties fo:break-before="auto" style:column-width="2.903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49cm" fo:break-before="auto" style:use-optimal-row-height="true"/>
    </style:style>
    <style:style style:name="ro6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00a933"/>
    </style:style>
    <style:style style:name="ce1" style:family="table-cell" style:parent-style-name="Default">
      <style:text-properties fo:font-size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a933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ff0000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a933"/>
    </style:style>
    <style:style style:name="ce12" style:family="table-cell" style:parent-style-name="Default" style:data-style-name="N36">
      <style:table-cell-properties fo:background-color="#ffff00"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ff860d" style:text-align-source="fix" style:repeat-content="false"/>
      <style:paragraph-properties fo:text-align="center" fo:margin-left="0cm"/>
      <style:text-properties fo:color="#00a933"/>
    </style:style>
    <style:style style:name="ce16" style:family="table-cell" style:parent-style-name="Default">
      <style:table-cell-properties fo:background-color="#ff860d" style:text-align-source="fix" style:repeat-content="false"/>
      <style:paragraph-properties fo:text-align="center" fo:margin-left="0cm"/>
      <style:text-properties fo:color="#ff0000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a933"/>
    </style:style>
    <style:style style:name="ce34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ff0000"/>
    </style:style>
    <style:style style:name="ce18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39" style:family="table-cell" style:parent-style-name="Default" style:data-style-name="N36">
      <style:table-cell-properties style:rotation-align="none"/>
    </style:style>
    <style:style style:name="ce40" style:family="table-cell" style:parent-style-name="Default" style:data-style-name="N36"/>
    <style:style style:name="ce41" style:family="table-cell" style:parent-style-name="Default" style:data-style-name="N114">
      <style:table-cell-properties style:rotation-align="none"/>
    </style:style>
    <style:style style:name="ce42" style:family="table-cell" style:parent-style-name="Default" style:data-style-name="N11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தமிழ்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வ.எண் </text:p>
          </table:table-cell>
          <table:table-cell office:value-type="string" calcext:value-type="string">
            <text:p>திங்கள்</text:p>
          </table:table-cell>
          <table:table-cell office:value-type="string" calcext:value-type="string">
            <text:p>மாதப்பெயர் </text:p>
          </table:table-cell>
          <table:table-cell office:value-type="string" calcext:value-type="string">
            <text:p>நாள் </text:p>
          </table:table-cell>
          <table:table-cell office:value-type="string" calcext:value-type="string">
            <text:p>நாடி(60)</text:p>
          </table:table-cell>
          <table:table-cell office:value-type="string" calcext:value-type="string">
            <text:p>விநாடி(60)</text:p>
          </table:table-cell>
          <table:table-cell office:value-type="string" calcext:value-type="string">
            <text:p>தற்பரை(60) </text:p>
          </table:table-cell>
          <table:table-cell office:value-type="string" calcext:value-type="string">
            <text:p>நாள்(முழுவதும்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CumError</text:p>
          </table:table-cell>
          <table:table-cell/>
          <table:table-cell table:formula="of:=[.H17]*[.N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CumDays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ஆவணி </text:p>
          </table:table-cell>
          <table:table-cell office:value-type="string" calcext:value-type="string">
            <text:p>சிம்மம்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]+[.E2]/60+[.F2]/3600+[.G2]/3600/60" office:value-type="float" office:value="31.0361111111111" calcext:value-type="float">
            <text:p>31.03611111111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H2]-[.I2]" office:value-type="float" office:value="0.0361111111111114" calcext:value-type="float">
            <text:p>0.0361111111111114</text:p>
          </table:table-cell>
          <table:table-cell table:formula="of:=[.H2]" office:value-type="float" office:value="31.0361111111111" calcext:value-type="float">
            <text:p>31.0361111111111</text:p>
          </table:table-cell>
          <table:table-cell table:formula="of:=[.L2]+[.M1]" office:value-type="float" office:value="31.0361111111111" calcext:value-type="float">
            <text:p>31.0361111111111</text:p>
          </table:table-cell>
          <table:table-cell table:formula="of:=ROUND([.M2];0)" office:value-type="float" office:value="31" calcext:value-type="float">
            <text:p>31</text:p>
          </table:table-cell>
          <table:table-cell table:formula="of:=[.N2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P2]" office:value-type="float" office:value="31" calcext:value-type="float">
            <text:p>31</text:p>
          </table:table-cell>
          <table:table-cell table:formula="of:=[.M2]-[.Q2]" office:value-type="float" office:value="0.0361111111111114" calcext:value-type="float">
            <text:p>0.0361111111111114</text:p>
          </table:table-cell>
          <table:table-cell/>
          <table:table-cell office:value-type="string" calcext:value-type="string">
            <text:p>Aug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புரட்டாசி </text:p>
          </table:table-cell>
          <table:table-cell office:value-type="string" calcext:value-type="string">
            <text:p>கன்னி 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D3]+[.E3]/60+[.F3]/3600+[.G3]/3600/60" office:value-type="float" office:value="30.4561111111111" calcext:value-type="float">
            <text:p>30.45611111111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H3]-[.I3]+[.K2]" office:value-type="float" office:value="0.492222222222221" calcext:value-type="float">
            <text:p>0.492222222222221</text:p>
          </table:table-cell>
          <table:table-cell table:formula="of:=[.H3]" office:value-type="float" office:value="30.4561111111111" calcext:value-type="float">
            <text:p>30.4561111111111</text:p>
          </table:table-cell>
          <table:table-cell table:formula="of:=[.L3]+[.M2]" office:value-type="float" office:value="61.4922222222222" calcext:value-type="float">
            <text:p>61.4922222222222</text:p>
          </table:table-cell>
          <table:table-cell table:formula="of:=ROUND([.M3];0)" office:value-type="float" office:value="61" calcext:value-type="float">
            <text:p>61</text:p>
          </table:table-cell>
          <table:table-cell table:formula="of:=[.N3]-[.N2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2]+[.P3]" office:value-type="float" office:value="61" calcext:value-type="float">
            <text:p>61</text:p>
          </table:table-cell>
          <table:table-cell table:formula="of:=[.M3]-[.Q3]" office:value-type="float" office:value="0.492222222222225" calcext:value-type="float">
            <text:p>0.492222222222225</text:p>
          </table:table-cell>
          <table:table-cell/>
          <table:table-cell office:value-type="string" calcext:value-type="string">
            <text:p>Sep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ஐப்பசி </text:p>
          </table:table-cell>
          <table:table-cell office:value-type="string" calcext:value-type="string">
            <text:p>துலாம் 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4]+[.E4]/60+[.F4]/3600+[.G4]/3600/60" office:value-type="float" office:value="29.9019444444444" calcext:value-type="float">
            <text:p>29.90194444444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H4]-[.I4]+[.K3]" office:value-type="float" office:value="1.39416666666666" calcext:value-type="float">
            <text:p>1.39416666666666</text:p>
          </table:table-cell>
          <table:table-cell table:formula="of:=[.H4]" office:value-type="float" office:value="29.9019444444444" calcext:value-type="float">
            <text:p>29.9019444444444</text:p>
          </table:table-cell>
          <table:table-cell table:formula="of:=[.L4]+[.M3]" office:value-type="float" office:value="91.3941666666667" calcext:value-type="float">
            <text:p>91.3941666666667</text:p>
          </table:table-cell>
          <table:table-cell table:formula="of:=ROUND([.M4];0)" office:value-type="float" office:value="91" calcext:value-type="float">
            <text:p>91</text:p>
          </table:table-cell>
          <table:table-cell table:formula="of:=[.N4]-[.N3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3]+[.P4]" office:value-type="float" office:value="91" calcext:value-type="float">
            <text:p>91</text:p>
          </table:table-cell>
          <table:table-cell table:formula="of:=[.M4]-[.Q4]" office:value-type="float" office:value="0.394166666666663" calcext:value-type="float">
            <text:p>0.394166666666663</text:p>
          </table:table-cell>
          <table:table-cell/>
          <table:table-cell office:value-type="string" calcext:value-type="string">
            <text:p>Oct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கார்த்திகை </text:p>
          </table:table-cell>
          <table:table-cell office:value-type="string" calcext:value-type="string">
            <text:p>விருச்சிகம்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D5]+[.E5]/60+[.F5]/3600+[.G5]/3600/60" office:value-type="float" office:value="29.5066666666667" calcext:value-type="float">
            <text:p>29.506666666666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H5]-[.I5]+[.K4]" office:value-type="float" office:value="1.90083333333333" calcext:value-type="float">
            <text:p>1.90083333333333</text:p>
          </table:table-cell>
          <table:table-cell table:formula="of:=[.H5]" office:value-type="float" office:value="29.5066666666667" calcext:value-type="float">
            <text:p>29.5066666666667</text:p>
          </table:table-cell>
          <table:table-cell table:formula="of:=[.L5]+[.M4]" office:value-type="float" office:value="120.900833333333" calcext:value-type="float">
            <text:p>120.900833333333</text:p>
          </table:table-cell>
          <table:table-cell table:formula="of:=ROUND([.M5];0)" office:value-type="float" office:value="121" calcext:value-type="float">
            <text:p>121</text:p>
          </table:table-cell>
          <table:table-cell table:formula="of:=[.N5]-[.N4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4]+[.P5]" office:value-type="float" office:value="121" calcext:value-type="float">
            <text:p>121</text:p>
          </table:table-cell>
          <table:table-cell table:formula="of:=[.M5]-[.Q5]" office:value-type="float" office:value="-0.0991666666666617" calcext:value-type="float">
            <text:p>-0.0991666666666617</text:p>
          </table:table-cell>
          <table:table-cell/>
          <table:table-cell office:value-type="string" calcext:value-type="string">
            <text:p>Nov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மார்</text:p>
          </table:table-cell>
          <table:table-cell office:value-type="string" calcext:value-type="string">
            <text:p>தனுசு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D6]+[.E6]/60+[.F6]/3600+[.G6]/3600/60" office:value-type="float" office:value="29.3480555555556" calcext:value-type="float">
            <text:p>29.348055555555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H6]-[.I6]+[.K5]" office:value-type="float" office:value="2.24888888888889" calcext:value-type="float">
            <text:p>2.24888888888889</text:p>
          </table:table-cell>
          <table:table-cell table:formula="of:=[.H6]" office:value-type="float" office:value="29.3480555555556" calcext:value-type="float">
            <text:p>29.3480555555556</text:p>
          </table:table-cell>
          <table:table-cell table:formula="of:=[.L6]+[.M5]" office:value-type="float" office:value="150.248888888889" calcext:value-type="float">
            <text:p>150.248888888889</text:p>
          </table:table-cell>
          <table:table-cell table:formula="of:=ROUND([.M6];0)" office:value-type="float" office:value="150" calcext:value-type="float">
            <text:p>150</text:p>
          </table:table-cell>
          <table:table-cell table:formula="of:=[.N6]-[.N5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[.Q5]+[.P6]" office:value-type="float" office:value="150" calcext:value-type="float">
            <text:p>150</text:p>
          </table:table-cell>
          <table:table-cell table:formula="of:=[.M6]-[.Q6]" office:value-type="float" office:value="0.248888888888899" calcext:value-type="float">
            <text:p>0.248888888888899</text:p>
          </table:table-cell>
          <table:table-cell/>
          <table:table-cell office:value-type="string" calcext:value-type="string">
            <text:p>Dec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தை</text:p>
          </table:table-cell>
          <table:table-cell office:value-type="string" calcext:value-type="string">
            <text:p>மகரம் 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7]+[.E7]/60+[.F7]/3600+[.G7]/3600/60" office:value-type="float" office:value="29.4544444444444" calcext:value-type="float">
            <text:p>29.454444444444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H7]-[.I7]+[.K6]" office:value-type="float" office:value="2.70333333333333" calcext:value-type="float">
            <text:p>2.70333333333333</text:p>
          </table:table-cell>
          <table:table-cell table:formula="of:=[.H7]" office:value-type="float" office:value="29.4544444444444" calcext:value-type="float">
            <text:p>29.4544444444444</text:p>
          </table:table-cell>
          <table:table-cell table:formula="of:=[.L7]+[.M6]" office:value-type="float" office:value="179.703333333333" calcext:value-type="float">
            <text:p>179.703333333333</text:p>
          </table:table-cell>
          <table:table-cell table:formula="of:=ROUND([.M7];0)" office:value-type="float" office:value="180" calcext:value-type="float">
            <text:p>180</text:p>
          </table:table-cell>
          <table:table-cell table:formula="of:=[.N7]-[.N6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6]+[.P7]" office:value-type="float" office:value="180" calcext:value-type="float">
            <text:p>180</text:p>
          </table:table-cell>
          <table:table-cell table:formula="of:=[.M7]-[.Q7]" office:value-type="float" office:value="-0.296666666666653" calcext:value-type="float">
            <text:p>-0.296666666666653</text:p>
          </table:table-cell>
          <table:table-cell table:formula="of:=SUM([.P8:.P13])" office:value-type="float" office:value="185" calcext:value-type="float">
            <text:p>185</text:p>
          </table:table-cell>
          <table:table-cell office:value-type="string" calcext:value-type="string">
            <text:p>Ja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மாசி</text:p>
          </table:table-cell>
          <table:table-cell office:value-type="string" calcext:value-type="string">
            <text:p>கும்பம் 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D8]+[.E8]/60+[.F8]/3600+[.G8]/3600/60" office:value-type="float" office:value="29.8066666666667" calcext:value-type="float">
            <text:p>29.806666666666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H8]-[.I8]+[.K7]" office:value-type="float" office:value="3.51" calcext:value-type="float">
            <text:p>3.51</text:p>
          </table:table-cell>
          <table:table-cell table:formula="of:=[.H8]" office:value-type="float" office:value="29.8066666666667" calcext:value-type="float">
            <text:p>29.8066666666667</text:p>
          </table:table-cell>
          <table:table-cell table:formula="of:=[.L8]+[.M7]" office:value-type="float" office:value="209.51" calcext:value-type="float">
            <text:p>209.51</text:p>
          </table:table-cell>
          <table:table-cell table:formula="of:=ROUND([.M8];0)" office:value-type="float" office:value="210" calcext:value-type="float">
            <text:p>210</text:p>
          </table:table-cell>
          <table:table-cell table:formula="of:=[.N8]-[.N7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7]+[.P8]" office:value-type="float" office:value="210" calcext:value-type="float">
            <text:p>210</text:p>
          </table:table-cell>
          <table:table-cell table:formula="of:=[.M8]-[.Q8]" office:value-type="float" office:value="-0.489999999999981" calcext:value-type="float">
            <text:p>-0.489999999999981</text:p>
          </table:table-cell>
          <table:table-cell/>
          <table:table-cell office:value-type="string" calcext:value-type="string">
            <text:p>Feb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பங்குனி</text:p>
          </table:table-cell>
          <table:table-cell office:value-type="string" calcext:value-type="string">
            <text:p>மீனம் 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9]+[.E9]/60+[.F9]/3600+[.G9]/3600/60" office:value-type="float" office:value="30.3392361111111" calcext:value-type="float">
            <text:p>30.33923611111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H9]-[.I9]+[.K8]" office:value-type="float" office:value="3.84923611111111" calcext:value-type="float">
            <text:p>3.84923611111111</text:p>
          </table:table-cell>
          <table:table-cell table:formula="of:=[.H9]" office:value-type="float" office:value="30.3392361111111" calcext:value-type="float">
            <text:p>30.3392361111111</text:p>
          </table:table-cell>
          <table:table-cell table:formula="of:=[.L9]+[.M8]" office:value-type="float" office:value="239.849236111111" calcext:value-type="float">
            <text:p>239.849236111111</text:p>
          </table:table-cell>
          <table:table-cell table:formula="of:=ROUND([.M9];0)" office:value-type="float" office:value="240" calcext:value-type="float">
            <text:p>240</text:p>
          </table:table-cell>
          <table:table-cell table:formula="of:=[.N9]-[.N8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8]+[.P9]" office:value-type="float" office:value="240" calcext:value-type="float">
            <text:p>240</text:p>
          </table:table-cell>
          <table:table-cell table:formula="of:=[.M9]-[.Q9]" office:value-type="float" office:value="-0.150763888888861" calcext:value-type="float">
            <text:p>-0.150763888888861</text:p>
          </table:table-cell>
          <table:table-cell/>
          <table:table-cell office:value-type="string" calcext:value-type="string">
            <text:p>Mar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சித்திரை </text:p>
          </table:table-cell>
          <table:table-cell office:value-type="string" calcext:value-type="string">
            <text:p>மேழம்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D10]+[.E10]/60+[.F10]/3600+[.G10]/3600/60" office:value-type="float" office:value="30.9255555555556" calcext:value-type="float">
            <text:p>30.92555555555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H10]-[.I10]+[.K9]" office:value-type="float" office:value="4.77479166666667" calcext:value-type="float">
            <text:p>4.77479166666667</text:p>
          </table:table-cell>
          <table:table-cell table:formula="of:=[.H10]" office:value-type="float" office:value="30.9255555555556" calcext:value-type="float">
            <text:p>30.9255555555556</text:p>
          </table:table-cell>
          <table:table-cell table:formula="of:=[.L10]+[.M9]" office:value-type="float" office:value="270.774791666667" calcext:value-type="float">
            <text:p>270.774791666667</text:p>
          </table:table-cell>
          <table:table-cell table:formula="of:=ROUND([.M10];0)" office:value-type="float" office:value="271" calcext:value-type="float">
            <text:p>271</text:p>
          </table:table-cell>
          <table:table-cell table:formula="of:=[.N10]-[.N9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9]+[.P10]" office:value-type="float" office:value="271" calcext:value-type="float">
            <text:p>271</text:p>
          </table:table-cell>
          <table:table-cell table:formula="of:=[.M10]-[.Q10]" office:value-type="float" office:value="-0.225208333333285" calcext:value-type="float">
            <text:p>-0.225208333333285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வைகாசி </text:p>
          </table:table-cell>
          <table:table-cell office:value-type="string" calcext:value-type="string">
            <text:p>இடவம்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1]+[.E11]/60+[.F11]/3600+[.G11]/3600/60" office:value-type="float" office:value="31.4033333333333" calcext:value-type="float">
            <text:p>31.403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H11]-[.I11]+[.K10]" office:value-type="float" office:value="5.178125" calcext:value-type="float">
            <text:p>5.178125</text:p>
          </table:table-cell>
          <table:table-cell table:formula="of:=[.H11]" office:value-type="float" office:value="31.4033333333333" calcext:value-type="float">
            <text:p>31.4033333333333</text:p>
          </table:table-cell>
          <table:table-cell table:formula="of:=[.L11]+[.M10]" office:value-type="float" office:value="302.178125" calcext:value-type="float">
            <text:p>302.178125</text:p>
          </table:table-cell>
          <table:table-cell table:formula="of:=ROUND([.M11];0)" office:value-type="float" office:value="302" calcext:value-type="float">
            <text:p>302</text:p>
          </table:table-cell>
          <table:table-cell table:formula="of:=[.N11]-[.N10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10]+[.P11]" office:value-type="float" office:value="302" calcext:value-type="float">
            <text:p>302</text:p>
          </table:table-cell>
          <table:table-cell table:formula="of:=[.M11]-[.Q11]" office:value-type="float" office:value="0.178125000000023" calcext:value-type="float">
            <text:p>0.178125000000023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ஆனி </text:p>
          </table:table-cell>
          <table:table-cell office:value-type="string" calcext:value-type="string">
            <text:p>மிதுனம் 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12]+[.E12]/60+[.F12]/3600+[.G12]/3600/60" office:value-type="float" office:value="31.6105555555556" calcext:value-type="float">
            <text:p>31.610555555555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H12]-[.I12]+[.K11]" office:value-type="float" office:value="5.78868055555556" calcext:value-type="float">
            <text:p>5.78868055555556</text:p>
          </table:table-cell>
          <table:table-cell table:formula="of:=[.H12]" office:value-type="float" office:value="31.6105555555556" calcext:value-type="float">
            <text:p>31.6105555555556</text:p>
          </table:table-cell>
          <table:table-cell table:formula="of:=[.L12]+[.M11]" office:value-type="float" office:value="333.788680555556" calcext:value-type="float">
            <text:p>333.788680555556</text:p>
          </table:table-cell>
          <table:table-cell table:formula="of:=ROUND([.M12];0)" office:value-type="float" office:value="334" calcext:value-type="float">
            <text:p>334</text:p>
          </table:table-cell>
          <table:table-cell table:formula="of:=[.N12]-[.N11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Q11]+[.P12]" office:value-type="float" office:value="334" calcext:value-type="float">
            <text:p>334</text:p>
          </table:table-cell>
          <table:table-cell table:formula="of:=[.M12]-[.Q12]" office:value-type="float" office:value="-0.211319444444428" calcext:value-type="float">
            <text:p>-0.211319444444428</text:p>
          </table:table-cell>
          <table:table-cell/>
          <table:table-cell office:value-type="string" calcext:value-type="string">
            <text:p>Ju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ஆடி </text:p>
          </table:table-cell>
          <table:table-cell office:value-type="string" calcext:value-type="string">
            <text:p>கடகம்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D13]+[.E13]/60+[.F13]/3600+[.G13]/3600/60" office:value-type="float" office:value="31.47" calcext:value-type="float">
            <text:p>31.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H13]-[.I13]+[.K12]" office:value-type="float" office:value="6.25868055555555" calcext:value-type="float">
            <text:p>6.25868055555555</text:p>
          </table:table-cell>
          <table:table-cell table:formula="of:=[.H13]" office:value-type="float" office:value="31.47" calcext:value-type="float">
            <text:p>31.47</text:p>
          </table:table-cell>
          <table:table-cell table:formula="of:=[.L13]+[.M12]" office:value-type="float" office:value="365.258680555556" calcext:value-type="float">
            <text:p>365.258680555556</text:p>
          </table:table-cell>
          <table:table-cell table:formula="of:=ROUND([.M13];0)" office:value-type="float" office:value="365" calcext:value-type="float">
            <text:p>365</text:p>
          </table:table-cell>
          <table:table-cell table:formula="of:=[.N13]-[.N12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12]+[.P13]" office:value-type="float" office:value="365" calcext:value-type="float">
            <text:p>365</text:p>
          </table:table-cell>
          <table:table-cell table:formula="of:=[.M13]-[.Q13]" office:value-type="float" office:value="0.258680555555543" calcext:value-type="float">
            <text:p>0.258680555555543</text:p>
          </table:table-cell>
          <table:table-cell table:formula="of:=SUM([.P2:.P13])" office:value-type="float" office:value="365" calcext:value-type="float">
            <text:p>365</text:p>
          </table:table-cell>
          <table:table-cell office:value-type="string" calcext:value-type="string">
            <text:p>Jul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மொத்தம் </text:p>
          </table:table-cell>
          <table:table-cell table:formula="of:=SUM([.D2:.D13])" office:value-type="float" office:value="359" calcext:value-type="float">
            <text:p>359</text:p>
          </table:table-cell>
          <table:table-cell table:formula="of:=SUM([.E2:.E13])" office:value-type="float" office:value="371" calcext:value-type="float">
            <text:p>371</text:p>
          </table:table-cell>
          <table:table-cell table:formula="of:=SUM([.F2:.F13])" office:value-type="float" office:value="271" calcext:value-type="float">
            <text:p>271</text:p>
          </table:table-cell>
          <table:table-cell table:formula="of:=SUM([.G2:.G13])" office:value-type="float" office:value="15" calcext:value-type="float">
            <text:p>15</text:p>
          </table:table-cell>
          <table:table-cell table:formula="of:=[.D14]+[.E14]/60+[.F14]/3600+[.G14]/3600/60" office:value-type="float" office:value="365.258680555556" calcext:value-type="float">
            <text:p>365.258680555556</text:p>
          </table:table-cell>
          <table:table-cell table:formula="of:=SUM([.I2:.I13])" office:value-type="float" office:value="359" calcext:value-type="float">
            <text:p>359</text:p>
          </table:table-cell>
          <table:table-cell table:number-columns-repeated="2"/>
          <table:table-cell table:formula="of:=[.L2]" office:value-type="float" office:value="31.0361111111111" calcext:value-type="float">
            <text:p>31.0361111111111</text:p>
          </table:table-cell>
          <table:table-cell table:formula="of:=[.L14]+[.M13]" office:value-type="float" office:value="396.294791666667" calcext:value-type="float">
            <text:p>396.294791666667</text:p>
          </table:table-cell>
          <table:table-cell table:formula="of:=ROUND([.M14];0)" office:value-type="float" office:value="396" calcext:value-type="float">
            <text:p>396</text:p>
          </table:table-cell>
          <table:table-cell table:formula="of:=[.N14]-[.N13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13]+[.P14]" office:value-type="float" office:value="396" calcext:value-type="float">
            <text:p>396</text:p>
          </table:table-cell>
          <table:table-cell table:formula="of:=[.M14]-[.Q14]" office:value-type="float" office:value="0.29479166666664" calcext:value-type="float">
            <text:p>0.29479166666664</text:p>
          </table:table-cell>
          <table:table-cell/>
          <table:table-cell office:value-type="string" calcext:value-type="string">
            <text:p>Aug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மொத்தம் </text:p>
          </table:table-cell>
          <table:table-cell table:formula="of:=[.D14]+6" office:value-type="float" office:value="365" calcext:value-type="float">
            <text:p>365</text:p>
          </table:table-cell>
          <table:table-cell table:formula="of:=[.E14]-360 +4" office:value-type="float" office:value="15" calcext:value-type="float">
            <text:p>15</text:p>
          </table:table-cell>
          <table:table-cell table:formula="of:=[.F14]-240" office:value-type="float" office:value="31" calcext:value-type="float">
            <text:p>31</text:p>
          </table:table-cell>
          <table:table-cell table:formula="of:=[.G14]" office:value-type="float" office:value="15" calcext:value-type="float">
            <text:p>15</text:p>
          </table:table-cell>
          <table:table-cell table:formula="of:=[.D15]+[.E15]/60+[.F15]/3600+[.G15]/3600/60" office:value-type="float" office:value="365.258680555556" calcext:value-type="float">
            <text:p>365.258680555556</text:p>
          </table:table-cell>
          <table:table-cell table:number-columns-repeated="3"/>
          <table:table-cell table:formula="of:=[.L3]" office:value-type="float" office:value="30.4561111111111" calcext:value-type="float">
            <text:p>30.4561111111111</text:p>
          </table:table-cell>
          <table:table-cell table:formula="of:=[.L15]+[.M14]" office:value-type="float" office:value="426.750902777778" calcext:value-type="float">
            <text:p>426.750902777778</text:p>
          </table:table-cell>
          <table:table-cell table:formula="of:=ROUND([.M15];0)" office:value-type="float" office:value="427" calcext:value-type="float">
            <text:p>427</text:p>
          </table:table-cell>
          <table:table-cell table:formula="of:=[.N15]-[.N14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14]+[.P15]" office:value-type="float" office:value="427" calcext:value-type="float">
            <text:p>427</text:p>
          </table:table-cell>
          <table:table-cell table:formula="of:=[.M15]-[.Q15]" office:value-type="float" office:value="-0.249097222222247" calcext:value-type="float">
            <text:p>-0.249097222222247</text:p>
          </table:table-cell>
          <table:table-cell/>
          <table:table-cell office:value-type="string" calcext:value-type="string">
            <text:p>Sep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மொத்தம் </text:p>
          </table:table-cell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16]+[.E16]/60+[.F16]/3600+[.G16]/3600/60" office:value-type="float" office:value="365.258680555556" calcext:value-type="float">
            <text:p>365.258680555556</text:p>
          </table:table-cell>
          <table:table-cell table:number-columns-repeated="3"/>
          <table:table-cell table:formula="of:=[.L4]" office:value-type="float" office:value="29.9019444444444" calcext:value-type="float">
            <text:p>29.9019444444444</text:p>
          </table:table-cell>
          <table:table-cell table:formula="of:=[.L16]+[.M15]" office:value-type="float" office:value="456.652847222222" calcext:value-type="float">
            <text:p>456.652847222222</text:p>
          </table:table-cell>
          <table:table-cell table:formula="of:=ROUND([.M16];0)" office:value-type="float" office:value="457" calcext:value-type="float">
            <text:p>457</text:p>
          </table:table-cell>
          <table:table-cell table:formula="of:=[.N16]-[.N15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15]+[.P16]" office:value-type="float" office:value="457" calcext:value-type="float">
            <text:p>457</text:p>
          </table:table-cell>
          <table:table-cell table:formula="of:=[.M16]-[.Q16]" office:value-type="float" office:value="-0.347152777777808" calcext:value-type="float">
            <text:p>-0.347152777777808</text:p>
          </table:table-cell>
          <table:table-cell/>
          <table:table-cell office:value-type="string" calcext:value-type="string">
            <text:p>Oct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7"/>
          <table:table-cell table:formula="of:=[.H14]-365" office:value-type="float" office:value="0.258680555555543" calcext:value-type="float">
            <text:p>0.258680555555543</text:p>
          </table:table-cell>
          <table:table-cell table:number-columns-repeated="3"/>
          <table:table-cell table:formula="of:=[.L5]" office:value-type="float" office:value="29.5066666666667" calcext:value-type="float">
            <text:p>29.5066666666667</text:p>
          </table:table-cell>
          <table:table-cell table:formula="of:=[.L17]+[.M16]" office:value-type="float" office:value="486.159513888889" calcext:value-type="float">
            <text:p>486.159513888889</text:p>
          </table:table-cell>
          <table:table-cell table:formula="of:=ROUND([.M17];0)" office:value-type="float" office:value="486" calcext:value-type="float">
            <text:p>486</text:p>
          </table:table-cell>
          <table:table-cell table:formula="of:=[.N17]-[.N16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[.Q16]+[.P17]" office:value-type="float" office:value="486" calcext:value-type="float">
            <text:p>486</text:p>
          </table:table-cell>
          <table:table-cell table:formula="of:=[.M17]-[.Q17]" office:value-type="float" office:value="0.159513888888853" calcext:value-type="float">
            <text:p>0.159513888888853</text:p>
          </table:table-cell>
          <table:table-cell/>
          <table:table-cell office:value-type="string" calcext:value-type="string">
            <text:p>Nov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11"/>
          <table:table-cell table:formula="of:=[.L6]" office:value-type="float" office:value="29.3480555555556" calcext:value-type="float">
            <text:p>29.3480555555556</text:p>
          </table:table-cell>
          <table:table-cell table:formula="of:=[.L18]+[.M17]" office:value-type="float" office:value="515.507569444444" calcext:value-type="float">
            <text:p>515.507569444444</text:p>
          </table:table-cell>
          <table:table-cell table:formula="of:=ROUND([.M18];0)" office:value-type="float" office:value="516" calcext:value-type="float">
            <text:p>516</text:p>
          </table:table-cell>
          <table:table-cell table:formula="of:=[.N18]-[.N17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17]+[.P18]" office:value-type="float" office:value="516" calcext:value-type="float">
            <text:p>516</text:p>
          </table:table-cell>
          <table:table-cell table:formula="of:=[.M18]-[.Q18]" office:value-type="float" office:value="-0.492430555555643" calcext:value-type="float">
            <text:p>-0.492430555555643</text:p>
          </table:table-cell>
          <table:table-cell/>
          <table:table-cell office:value-type="string" calcext:value-type="string">
            <text:p>Dec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11"/>
          <table:table-cell table:formula="of:=[.L7]" office:value-type="float" office:value="29.4544444444444" calcext:value-type="float">
            <text:p>29.4544444444444</text:p>
          </table:table-cell>
          <table:table-cell table:formula="of:=[.L19]+[.M18]" office:value-type="float" office:value="544.962013888889" calcext:value-type="float">
            <text:p>544.962013888889</text:p>
          </table:table-cell>
          <table:table-cell table:formula="of:=ROUND([.M19];0)" office:value-type="float" office:value="545" calcext:value-type="float">
            <text:p>545</text:p>
          </table:table-cell>
          <table:table-cell table:formula="of:=[.N19]-[.N18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[.Q18]+[.P19]" office:value-type="float" office:value="545" calcext:value-type="float">
            <text:p>545</text:p>
          </table:table-cell>
          <table:table-cell table:formula="of:=[.M19]-[.Q19]" office:value-type="float" office:value="-0.037986111111195" calcext:value-type="float">
            <text:p>-0.037986111111195</text:p>
          </table:table-cell>
          <table:table-cell table:formula="of:=SUM([.P20:.P25])" office:value-type="float" office:value="186" calcext:value-type="float">
            <text:p>186</text:p>
          </table:table-cell>
          <table:table-cell office:value-type="string" calcext:value-type="string">
            <text:p>Jan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8]" office:value-type="float" office:value="29.8066666666667" calcext:value-type="float">
            <text:p>29.8066666666667</text:p>
          </table:table-cell>
          <table:table-cell table:formula="of:=[.L20]+[.M19]" office:value-type="float" office:value="574.768680555555" calcext:value-type="float">
            <text:p>574.768680555555</text:p>
          </table:table-cell>
          <table:table-cell table:formula="of:=ROUND([.M20];0)" office:value-type="float" office:value="575" calcext:value-type="float">
            <text:p>575</text:p>
          </table:table-cell>
          <table:table-cell table:formula="of:=[.N20]-[.N19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19]+[.P20]" office:value-type="float" office:value="575" calcext:value-type="float">
            <text:p>575</text:p>
          </table:table-cell>
          <table:table-cell table:formula="of:=[.M20]-[.Q20]" office:value-type="float" office:value="-0.23131944444458" calcext:value-type="float">
            <text:p>-0.23131944444458</text:p>
          </table:table-cell>
          <table:table-cell/>
          <table:table-cell office:value-type="string" calcext:value-type="string">
            <text:p>Feb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9]" office:value-type="float" office:value="30.3392361111111" calcext:value-type="float">
            <text:p>30.3392361111111</text:p>
          </table:table-cell>
          <table:table-cell table:formula="of:=[.L21]+[.M20]" office:value-type="float" office:value="605.107916666667" calcext:value-type="float">
            <text:p>605.107916666667</text:p>
          </table:table-cell>
          <table:table-cell table:formula="of:=ROUND([.M21];0)" office:value-type="float" office:value="605" calcext:value-type="float">
            <text:p>605</text:p>
          </table:table-cell>
          <table:table-cell table:formula="of:=[.N21]-[.N20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20]+[.P21]" office:value-type="float" office:value="605" calcext:value-type="float">
            <text:p>605</text:p>
          </table:table-cell>
          <table:table-cell table:formula="of:=[.M21]-[.Q21]" office:value-type="float" office:value="0.107916666666483" calcext:value-type="float">
            <text:p>0.107916666666483</text:p>
          </table:table-cell>
          <table:table-cell/>
          <table:table-cell office:value-type="string" calcext:value-type="string">
            <text:p>Mar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0]" office:value-type="float" office:value="30.9255555555556" calcext:value-type="float">
            <text:p>30.9255555555556</text:p>
          </table:table-cell>
          <table:table-cell table:formula="of:=[.L22]+[.M21]" office:value-type="float" office:value="636.033472222222" calcext:value-type="float">
            <text:p>636.033472222222</text:p>
          </table:table-cell>
          <table:table-cell table:formula="of:=ROUND([.M22];0)" office:value-type="float" office:value="636" calcext:value-type="float">
            <text:p>636</text:p>
          </table:table-cell>
          <table:table-cell table:formula="of:=[.N22]-[.N21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21]+[.P22]" office:value-type="float" office:value="636" calcext:value-type="float">
            <text:p>636</text:p>
          </table:table-cell>
          <table:table-cell table:formula="of:=[.M22]-[.Q22]" office:value-type="float" office:value="0.0334722222220307" calcext:value-type="float">
            <text:p>0.0334722222220307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1]" office:value-type="float" office:value="31.4033333333333" calcext:value-type="float">
            <text:p>31.4033333333333</text:p>
          </table:table-cell>
          <table:table-cell table:formula="of:=[.L23]+[.M22]" office:value-type="float" office:value="667.436805555555" calcext:value-type="float">
            <text:p>667.436805555555</text:p>
          </table:table-cell>
          <table:table-cell table:formula="of:=ROUND([.M23];0)" office:value-type="float" office:value="667" calcext:value-type="float">
            <text:p>667</text:p>
          </table:table-cell>
          <table:table-cell table:formula="of:=[.N23]-[.N22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22]+[.P23]" office:value-type="float" office:value="667" calcext:value-type="float">
            <text:p>667</text:p>
          </table:table-cell>
          <table:table-cell table:formula="of:=[.M23]-[.Q23]" office:value-type="float" office:value="0.436805555555338" calcext:value-type="float">
            <text:p>0.436805555555338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2]" office:value-type="float" office:value="31.6105555555556" calcext:value-type="float">
            <text:p>31.6105555555556</text:p>
          </table:table-cell>
          <table:table-cell table:formula="of:=[.L24]+[.M23]" office:value-type="float" office:value="699.047361111111" calcext:value-type="float">
            <text:p>699.047361111111</text:p>
          </table:table-cell>
          <table:table-cell table:formula="of:=ROUND([.M24];0)" office:value-type="float" office:value="699" calcext:value-type="float">
            <text:p>699</text:p>
          </table:table-cell>
          <table:table-cell table:formula="of:=[.N24]-[.N23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Q23]+[.P24]" office:value-type="float" office:value="699" calcext:value-type="float">
            <text:p>699</text:p>
          </table:table-cell>
          <table:table-cell table:formula="of:=[.M24]-[.Q24]" office:value-type="float" office:value="0.0473611111109449" calcext:value-type="float">
            <text:p>0.0473611111109449</text:p>
          </table:table-cell>
          <table:table-cell/>
          <table:table-cell office:value-type="string" calcext:value-type="string">
            <text:p>Jun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3]" office:value-type="float" office:value="31.47" calcext:value-type="float">
            <text:p>31.47</text:p>
          </table:table-cell>
          <table:table-cell table:formula="of:=[.L25]+[.M24]" office:value-type="float" office:value="730.517361111111" calcext:value-type="float">
            <text:p>730.517361111111</text:p>
          </table:table-cell>
          <table:table-cell table:formula="of:=ROUND([.M25];0)" office:value-type="float" office:value="731" calcext:value-type="float">
            <text:p>731</text:p>
          </table:table-cell>
          <table:table-cell table:formula="of:=[.N25]-[.N24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Q24]+[.P25]" office:value-type="float" office:value="731" calcext:value-type="float">
            <text:p>731</text:p>
          </table:table-cell>
          <table:table-cell table:formula="of:=[.M25]-[.Q25]" office:value-type="float" office:value="-0.482638888889028" calcext:value-type="float">
            <text:p>-0.482638888889028</text:p>
          </table:table-cell>
          <table:table-cell table:formula="of:=SUM([.P14:.P25])" office:value-type="float" office:value="366" calcext:value-type="float">
            <text:p>366</text:p>
          </table:table-cell>
          <table:table-cell office:value-type="string" calcext:value-type="string">
            <text:p>Jul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4]" office:value-type="float" office:value="31.0361111111111" calcext:value-type="float">
            <text:p>31.0361111111111</text:p>
          </table:table-cell>
          <table:table-cell table:formula="of:=[.L26]+[.M25]" office:value-type="float" office:value="761.553472222222" calcext:value-type="float">
            <text:p>761.553472222222</text:p>
          </table:table-cell>
          <table:table-cell table:formula="of:=ROUND([.M26];0)" office:value-type="float" office:value="762" calcext:value-type="float">
            <text:p>762</text:p>
          </table:table-cell>
          <table:table-cell table:formula="of:=[.N26]-[.N25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25]+[.P26]" office:value-type="float" office:value="762" calcext:value-type="float">
            <text:p>762</text:p>
          </table:table-cell>
          <table:table-cell table:formula="of:=[.M26]-[.Q26]" office:value-type="float" office:value="-0.446527777777874" calcext:value-type="float">
            <text:p>-0.446527777777874</text:p>
          </table:table-cell>
          <table:table-cell/>
          <table:table-cell office:value-type="string" calcext:value-type="string">
            <text:p>Aug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5]" office:value-type="float" office:value="30.4561111111111" calcext:value-type="float">
            <text:p>30.4561111111111</text:p>
          </table:table-cell>
          <table:table-cell table:formula="of:=[.L27]+[.M26]" office:value-type="float" office:value="792.009583333333" calcext:value-type="float">
            <text:p>792.009583333333</text:p>
          </table:table-cell>
          <table:table-cell table:formula="of:=ROUND([.M27];0)" office:value-type="float" office:value="792" calcext:value-type="float">
            <text:p>792</text:p>
          </table:table-cell>
          <table:table-cell table:formula="of:=[.N27]-[.N26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26]+[.P27]" office:value-type="float" office:value="792" calcext:value-type="float">
            <text:p>792</text:p>
          </table:table-cell>
          <table:table-cell table:formula="of:=[.M27]-[.Q27]" office:value-type="float" office:value="0.00958333333323935" calcext:value-type="float">
            <text:p>0.00958333333323935</text:p>
          </table:table-cell>
          <table:table-cell/>
          <table:table-cell office:value-type="string" calcext:value-type="string">
            <text:p>Sep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6]" office:value-type="float" office:value="29.9019444444444" calcext:value-type="float">
            <text:p>29.9019444444444</text:p>
          </table:table-cell>
          <table:table-cell table:formula="of:=[.L28]+[.M27]" office:value-type="float" office:value="821.911527777778" calcext:value-type="float">
            <text:p>821.911527777778</text:p>
          </table:table-cell>
          <table:table-cell table:formula="of:=ROUND([.M28];0)" office:value-type="float" office:value="822" calcext:value-type="float">
            <text:p>822</text:p>
          </table:table-cell>
          <table:table-cell table:formula="of:=[.N28]-[.N27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27]+[.P28]" office:value-type="float" office:value="822" calcext:value-type="float">
            <text:p>822</text:p>
          </table:table-cell>
          <table:table-cell table:formula="of:=[.M28]-[.Q28]" office:value-type="float" office:value="-0.0884722222223218" calcext:value-type="float">
            <text:p>-0.0884722222223218</text:p>
          </table:table-cell>
          <table:table-cell/>
          <table:table-cell office:value-type="string" calcext:value-type="string">
            <text:p>Oct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7]" office:value-type="float" office:value="29.5066666666667" calcext:value-type="float">
            <text:p>29.5066666666667</text:p>
          </table:table-cell>
          <table:table-cell table:formula="of:=[.L29]+[.M28]" office:value-type="float" office:value="851.418194444444" calcext:value-type="float">
            <text:p>851.418194444444</text:p>
          </table:table-cell>
          <table:table-cell table:formula="of:=ROUND([.M29];0)" office:value-type="float" office:value="851" calcext:value-type="float">
            <text:p>851</text:p>
          </table:table-cell>
          <table:table-cell table:formula="of:=[.N29]-[.N28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[.Q28]+[.P29]" office:value-type="float" office:value="851" calcext:value-type="float">
            <text:p>851</text:p>
          </table:table-cell>
          <table:table-cell table:formula="of:=[.M29]-[.Q29]" office:value-type="float" office:value="0.418194444444339" calcext:value-type="float">
            <text:p>0.418194444444339</text:p>
          </table:table-cell>
          <table:table-cell/>
          <table:table-cell office:value-type="string" calcext:value-type="string">
            <text:p>Nov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11"/>
          <table:table-cell table:formula="of:=[.L18]" office:value-type="float" office:value="29.3480555555556" calcext:value-type="float">
            <text:p>29.3480555555556</text:p>
          </table:table-cell>
          <table:table-cell table:formula="of:=[.L30]+[.M29]" office:value-type="float" office:value="880.76625" calcext:value-type="float">
            <text:p>880.76625</text:p>
          </table:table-cell>
          <table:table-cell table:formula="of:=ROUND([.M30];0)" office:value-type="float" office:value="881" calcext:value-type="float">
            <text:p>881</text:p>
          </table:table-cell>
          <table:table-cell table:formula="of:=[.N30]-[.N29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29]+[.P30]" office:value-type="float" office:value="881" calcext:value-type="float">
            <text:p>881</text:p>
          </table:table-cell>
          <table:table-cell table:formula="of:=[.M30]-[.Q30]" office:value-type="float" office:value="-0.2337500000001" calcext:value-type="float">
            <text:p>-0.2337500000001</text:p>
          </table:table-cell>
          <table:table-cell/>
          <table:table-cell office:value-type="string" calcext:value-type="string">
            <text:p>Dec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19]" office:value-type="float" office:value="29.4544444444444" calcext:value-type="float">
            <text:p>29.4544444444444</text:p>
          </table:table-cell>
          <table:table-cell table:formula="of:=[.L31]+[.M30]" office:value-type="float" office:value="910.220694444444" calcext:value-type="float">
            <text:p>910.220694444444</text:p>
          </table:table-cell>
          <table:table-cell table:formula="of:=ROUND([.M31];0)" office:value-type="float" office:value="910" calcext:value-type="float">
            <text:p>910</text:p>
          </table:table-cell>
          <table:table-cell table:formula="of:=[.N31]-[.N30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[.Q30]+[.P31]" office:value-type="float" office:value="910" calcext:value-type="float">
            <text:p>910</text:p>
          </table:table-cell>
          <table:table-cell table:formula="of:=[.M31]-[.Q31]" office:value-type="float" office:value="0.220694444444348" calcext:value-type="float">
            <text:p>0.220694444444348</text:p>
          </table:table-cell>
          <table:table-cell table:formula="of:=SUM([.P32:.P37])" office:value-type="float" office:value="186" calcext:value-type="float">
            <text:p>186</text:p>
          </table:table-cell>
          <table:table-cell office:value-type="string" calcext:value-type="string">
            <text:p>Jan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0]" office:value-type="float" office:value="29.8066666666667" calcext:value-type="float">
            <text:p>29.8066666666667</text:p>
          </table:table-cell>
          <table:table-cell table:formula="of:=[.L32]+[.M31]" office:value-type="float" office:value="940.027361111111" calcext:value-type="float">
            <text:p>940.027361111111</text:p>
          </table:table-cell>
          <table:table-cell table:formula="of:=ROUND([.M32];0)" office:value-type="float" office:value="940" calcext:value-type="float">
            <text:p>940</text:p>
          </table:table-cell>
          <table:table-cell table:formula="of:=[.N32]-[.N31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31]+[.P32]" office:value-type="float" office:value="940" calcext:value-type="float">
            <text:p>940</text:p>
          </table:table-cell>
          <table:table-cell table:formula="of:=[.M32]-[.Q32]" office:value-type="float" office:value="0.0273611111109631" calcext:value-type="float">
            <text:p>0.0273611111109631</text:p>
          </table:table-cell>
          <table:table-cell/>
          <table:table-cell office:value-type="string" calcext:value-type="string">
            <text:p>Feb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1]" office:value-type="float" office:value="30.3392361111111" calcext:value-type="float">
            <text:p>30.3392361111111</text:p>
          </table:table-cell>
          <table:table-cell table:formula="of:=[.L33]+[.M32]" office:value-type="float" office:value="970.366597222222" calcext:value-type="float">
            <text:p>970.366597222222</text:p>
          </table:table-cell>
          <table:table-cell table:formula="of:=ROUND([.M33];0)" office:value-type="float" office:value="970" calcext:value-type="float">
            <text:p>970</text:p>
          </table:table-cell>
          <table:table-cell table:formula="of:=[.N33]-[.N32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32]+[.P33]" office:value-type="float" office:value="970" calcext:value-type="float">
            <text:p>970</text:p>
          </table:table-cell>
          <table:table-cell table:formula="of:=[.M33]-[.Q33]" office:value-type="float" office:value="0.366597222222026" calcext:value-type="float">
            <text:p>0.366597222222026</text:p>
          </table:table-cell>
          <table:table-cell/>
          <table:table-cell office:value-type="string" calcext:value-type="string">
            <text:p>Mar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2]" office:value-type="float" office:value="30.9255555555556" calcext:value-type="float">
            <text:p>30.9255555555556</text:p>
          </table:table-cell>
          <table:table-cell table:formula="of:=[.L34]+[.M33]" office:value-type="float" office:value="1001.29215277778" calcext:value-type="float">
            <text:p>1001.29215277778</text:p>
          </table:table-cell>
          <table:table-cell table:formula="of:=ROUND([.M34];0)" office:value-type="float" office:value="1001" calcext:value-type="float">
            <text:p>1001</text:p>
          </table:table-cell>
          <table:table-cell table:formula="of:=[.N34]-[.N33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33]+[.P34]" office:value-type="float" office:value="1001" calcext:value-type="float">
            <text:p>1001</text:p>
          </table:table-cell>
          <table:table-cell table:formula="of:=[.M34]-[.Q34]" office:value-type="float" office:value="0.292152777777574" calcext:value-type="float">
            <text:p>0.292152777777574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3]" office:value-type="float" office:value="31.4033333333333" calcext:value-type="float">
            <text:p>31.4033333333333</text:p>
          </table:table-cell>
          <table:table-cell table:formula="of:=[.L35]+[.M34]" office:value-type="float" office:value="1032.69548611111" calcext:value-type="float">
            <text:p>1032.69548611111</text:p>
          </table:table-cell>
          <table:table-cell table:formula="of:=ROUND([.M35];0)" office:value-type="float" office:value="1033" calcext:value-type="float">
            <text:p>1033</text:p>
          </table:table-cell>
          <table:table-cell table:formula="of:=[.N35]-[.N34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Q34]+[.P35]" office:value-type="float" office:value="1033" calcext:value-type="float">
            <text:p>1033</text:p>
          </table:table-cell>
          <table:table-cell table:formula="of:=[.M35]-[.Q35]" office:value-type="float" office:value="-0.304513888889005" calcext:value-type="float">
            <text:p>-0.304513888889005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4]" office:value-type="float" office:value="31.6105555555556" calcext:value-type="float">
            <text:p>31.6105555555556</text:p>
          </table:table-cell>
          <table:table-cell table:formula="of:=[.L36]+[.M35]" office:value-type="float" office:value="1064.30604166667" calcext:value-type="float">
            <text:p>1064.30604166667</text:p>
          </table:table-cell>
          <table:table-cell table:formula="of:=ROUND([.M36];0)" office:value-type="float" office:value="1064" calcext:value-type="float">
            <text:p>1064</text:p>
          </table:table-cell>
          <table:table-cell table:formula="of:=[.N36]-[.N35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35]+[.P36]" office:value-type="float" office:value="1064" calcext:value-type="float">
            <text:p>1064</text:p>
          </table:table-cell>
          <table:table-cell table:formula="of:=[.M36]-[.Q36]" office:value-type="float" office:value="0.306041666666488" calcext:value-type="float">
            <text:p>0.306041666666488</text:p>
          </table:table-cell>
          <table:table-cell/>
          <table:table-cell office:value-type="string" calcext:value-type="string">
            <text:p>Jun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5]" office:value-type="float" office:value="31.47" calcext:value-type="float">
            <text:p>31.47</text:p>
          </table:table-cell>
          <table:table-cell table:formula="of:=[.L37]+[.M36]" office:value-type="float" office:value="1095.77604166667" calcext:value-type="float">
            <text:p>1095.77604166667</text:p>
          </table:table-cell>
          <table:table-cell table:formula="of:=ROUND([.M37];0)" office:value-type="float" office:value="1096" calcext:value-type="float">
            <text:p>1096</text:p>
          </table:table-cell>
          <table:table-cell table:formula="of:=[.N37]-[.N36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Q36]+[.P37]" office:value-type="float" office:value="1096" calcext:value-type="float">
            <text:p>1096</text:p>
          </table:table-cell>
          <table:table-cell table:formula="of:=[.M37]-[.Q37]" office:value-type="float" office:value="-0.223958333333485" calcext:value-type="float">
            <text:p>-0.223958333333485</text:p>
          </table:table-cell>
          <table:table-cell table:formula="of:=SUM([.P26:.P37])" office:value-type="float" office:value="365" calcext:value-type="float">
            <text:p>365</text:p>
          </table:table-cell>
          <table:table-cell office:value-type="string" calcext:value-type="string">
            <text:p>Jul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6]" office:value-type="float" office:value="31.0361111111111" calcext:value-type="float">
            <text:p>31.0361111111111</text:p>
          </table:table-cell>
          <table:table-cell table:formula="of:=[.L38]+[.M37]" office:value-type="float" office:value="1126.81215277778" calcext:value-type="float">
            <text:p>1126.81215277778</text:p>
          </table:table-cell>
          <table:table-cell table:formula="of:=ROUND([.M38];0)" office:value-type="float" office:value="1127" calcext:value-type="float">
            <text:p>1127</text:p>
          </table:table-cell>
          <table:table-cell table:formula="of:=[.N38]-[.N37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37]+[.P38]" office:value-type="float" office:value="1127" calcext:value-type="float">
            <text:p>1127</text:p>
          </table:table-cell>
          <table:table-cell table:formula="of:=[.M38]-[.Q38]" office:value-type="float" office:value="-0.187847222222445" calcext:value-type="float">
            <text:p>-0.187847222222445</text:p>
          </table:table-cell>
          <table:table-cell/>
          <table:table-cell office:value-type="string" calcext:value-type="string">
            <text:p>Aug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7]" office:value-type="float" office:value="30.4561111111111" calcext:value-type="float">
            <text:p>30.4561111111111</text:p>
          </table:table-cell>
          <table:table-cell table:formula="of:=[.L39]+[.M38]" office:value-type="float" office:value="1157.26826388889" calcext:value-type="float">
            <text:p>1157.26826388889</text:p>
          </table:table-cell>
          <table:table-cell table:formula="of:=ROUND([.M39];0)" office:value-type="float" office:value="1157" calcext:value-type="float">
            <text:p>1157</text:p>
          </table:table-cell>
          <table:table-cell table:formula="of:=[.N39]-[.N38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38]+[.P39]" office:value-type="float" office:value="1157" calcext:value-type="float">
            <text:p>1157</text:p>
          </table:table-cell>
          <table:table-cell table:formula="of:=[.M39]-[.Q39]" office:value-type="float" office:value="0.268263888888669" calcext:value-type="float">
            <text:p>0.268263888888669</text:p>
          </table:table-cell>
          <table:table-cell/>
          <table:table-cell office:value-type="string" calcext:value-type="string">
            <text:p>Sep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8]" office:value-type="float" office:value="29.9019444444444" calcext:value-type="float">
            <text:p>29.9019444444444</text:p>
          </table:table-cell>
          <table:table-cell table:formula="of:=[.L40]+[.M39]" office:value-type="float" office:value="1187.17020833333" calcext:value-type="float">
            <text:p>1187.17020833333</text:p>
          </table:table-cell>
          <table:table-cell table:formula="of:=ROUND([.M40];0)" office:value-type="float" office:value="1187" calcext:value-type="float">
            <text:p>1187</text:p>
          </table:table-cell>
          <table:table-cell table:formula="of:=[.N40]-[.N39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39]+[.P40]" office:value-type="float" office:value="1187" calcext:value-type="float">
            <text:p>1187</text:p>
          </table:table-cell>
          <table:table-cell table:formula="of:=[.M40]-[.Q40]" office:value-type="float" office:value="0.170208333333221" calcext:value-type="float">
            <text:p>0.170208333333221</text:p>
          </table:table-cell>
          <table:table-cell/>
          <table:table-cell office:value-type="string" calcext:value-type="string">
            <text:p>Oct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29]" office:value-type="float" office:value="29.5066666666667" calcext:value-type="float">
            <text:p>29.5066666666667</text:p>
          </table:table-cell>
          <table:table-cell table:formula="of:=[.L41]+[.M40]" office:value-type="float" office:value="1216.676875" calcext:value-type="float">
            <text:p>1216.676875</text:p>
          </table:table-cell>
          <table:table-cell table:formula="of:=ROUND([.M41];0)" office:value-type="float" office:value="1217" calcext:value-type="float">
            <text:p>1217</text:p>
          </table:table-cell>
          <table:table-cell table:formula="of:=[.N41]-[.N40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40]+[.P41]" office:value-type="float" office:value="1217" calcext:value-type="float">
            <text:p>1217</text:p>
          </table:table-cell>
          <table:table-cell table:formula="of:=[.M41]-[.Q41]" office:value-type="float" office:value="-0.323125000000118" calcext:value-type="float">
            <text:p>-0.323125000000118</text:p>
          </table:table-cell>
          <table:table-cell/>
          <table:table-cell office:value-type="string" calcext:value-type="string">
            <text:p>Nov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30]" office:value-type="float" office:value="29.3480555555556" calcext:value-type="float">
            <text:p>29.3480555555556</text:p>
          </table:table-cell>
          <table:table-cell table:formula="of:=[.L42]+[.M41]" office:value-type="float" office:value="1246.02493055556" calcext:value-type="float">
            <text:p>1246.02493055556</text:p>
          </table:table-cell>
          <table:table-cell table:formula="of:=ROUND([.M42];0)" office:value-type="float" office:value="1246" calcext:value-type="float">
            <text:p>1246</text:p>
          </table:table-cell>
          <table:table-cell table:formula="of:=[.N42]-[.N41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[.Q41]+[.P42]" office:value-type="float" office:value="1246" calcext:value-type="float">
            <text:p>1246</text:p>
          </table:table-cell>
          <table:table-cell table:formula="of:=[.M42]-[.Q42]" office:value-type="float" office:value="0.0249305555553292" calcext:value-type="float">
            <text:p>0.0249305555553292</text:p>
          </table:table-cell>
          <table:table-cell/>
          <table:table-cell office:value-type="string" calcext:value-type="string">
            <text:p>Dec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31]" office:value-type="float" office:value="29.4544444444444" calcext:value-type="float">
            <text:p>29.4544444444444</text:p>
          </table:table-cell>
          <table:table-cell table:formula="of:=[.L43]+[.M42]" office:value-type="float" office:value="1275.479375" calcext:value-type="float">
            <text:p>1275.479375</text:p>
          </table:table-cell>
          <table:table-cell table:formula="of:=ROUND([.M43];0)" office:value-type="float" office:value="1275" calcext:value-type="float">
            <text:p>1275</text:p>
          </table:table-cell>
          <table:table-cell table:formula="of:=[.N43]-[.N42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[.Q42]+[.P43]" office:value-type="float" office:value="1275" calcext:value-type="float">
            <text:p>1275</text:p>
          </table:table-cell>
          <table:table-cell table:formula="of:=[.M43]-[.Q43]" office:value-type="float" office:value="0.479374999999664" calcext:value-type="float">
            <text:p>0.479374999999664</text:p>
          </table:table-cell>
          <table:table-cell table:formula="of:=SUM([.P44:.P49])" office:value-type="float" office:value="186" calcext:value-type="float">
            <text:p>186</text:p>
          </table:table-cell>
          <table:table-cell office:value-type="string" calcext:value-type="string">
            <text:p>Jan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32]" office:value-type="float" office:value="29.8066666666667" calcext:value-type="float">
            <text:p>29.8066666666667</text:p>
          </table:table-cell>
          <table:table-cell table:formula="of:=[.L44]+[.M43]" office:value-type="float" office:value="1305.28604166667" calcext:value-type="float">
            <text:p>1305.28604166667</text:p>
          </table:table-cell>
          <table:table-cell table:formula="of:=ROUND([.M44];0)" office:value-type="float" office:value="1305" calcext:value-type="float">
            <text:p>1305</text:p>
          </table:table-cell>
          <table:table-cell table:formula="of:=[.N44]-[.N43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[.Q43]+[.P44]" office:value-type="float" office:value="1305" calcext:value-type="float">
            <text:p>1305</text:p>
          </table:table-cell>
          <table:table-cell table:formula="of:=[.M44]-[.Q44]" office:value-type="float" office:value="0.286041666666279" calcext:value-type="float">
            <text:p>0.286041666666279</text:p>
          </table:table-cell>
          <table:table-cell/>
          <table:table-cell office:value-type="string" calcext:value-type="string">
            <text:p>Feb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33]" office:value-type="float" office:value="30.3392361111111" calcext:value-type="float">
            <text:p>30.3392361111111</text:p>
          </table:table-cell>
          <table:table-cell table:formula="of:=[.L45]+[.M44]" office:value-type="float" office:value="1335.62527777778" calcext:value-type="float">
            <text:p>1335.62527777778</text:p>
          </table:table-cell>
          <table:table-cell table:formula="of:=ROUND([.M45];0)" office:value-type="float" office:value="1336" calcext:value-type="float">
            <text:p>1336</text:p>
          </table:table-cell>
          <table:table-cell table:formula="of:=[.N45]-[.N44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44]+[.P45]" office:value-type="float" office:value="1336" calcext:value-type="float">
            <text:p>1336</text:p>
          </table:table-cell>
          <table:table-cell table:formula="of:=[.M45]-[.Q45]" office:value-type="float" office:value="-0.374722222222545" calcext:value-type="float">
            <text:p>-0.374722222222545</text:p>
          </table:table-cell>
          <table:table-cell/>
          <table:table-cell office:value-type="string" calcext:value-type="string">
            <text:p>Mar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34]" office:value-type="float" office:value="30.9255555555556" calcext:value-type="float">
            <text:p>30.9255555555556</text:p>
          </table:table-cell>
          <table:table-cell table:formula="of:=[.L46]+[.M45]" office:value-type="float" office:value="1366.55083333333" calcext:value-type="float">
            <text:p>1366.55083333333</text:p>
          </table:table-cell>
          <table:table-cell table:formula="of:=ROUND([.M46];0)" office:value-type="float" office:value="1367" calcext:value-type="float">
            <text:p>1367</text:p>
          </table:table-cell>
          <table:table-cell table:formula="of:=[.N46]-[.N45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45]+[.P46]" office:value-type="float" office:value="1367" calcext:value-type="float">
            <text:p>1367</text:p>
          </table:table-cell>
          <table:table-cell table:formula="of:=[.M46]-[.Q46]" office:value-type="float" office:value="-0.449166666666997" calcext:value-type="float">
            <text:p>-0.449166666666997</text:p>
          </table:table-cell>
          <table:table-cell/>
          <table:table-cell office:value-type="string" calcext:value-type="string">
            <text:p>Apr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35]" office:value-type="float" office:value="31.4033333333333" calcext:value-type="float">
            <text:p>31.4033333333333</text:p>
          </table:table-cell>
          <table:table-cell table:formula="of:=[.L47]+[.M46]" office:value-type="float" office:value="1397.95416666667" calcext:value-type="float">
            <text:p>1397.95416666667</text:p>
          </table:table-cell>
          <table:table-cell table:formula="of:=ROUND([.M47];0)" office:value-type="float" office:value="1398" calcext:value-type="float">
            <text:p>1398</text:p>
          </table:table-cell>
          <table:table-cell table:formula="of:=[.N47]-[.N46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46]+[.P47]" office:value-type="float" office:value="1398" calcext:value-type="float">
            <text:p>1398</text:p>
          </table:table-cell>
          <table:table-cell table:formula="of:=[.M47]-[.Q47]" office:value-type="float" office:value="-0.0458333333335759" calcext:value-type="float">
            <text:p>-0.0458333333335759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36]" office:value-type="float" office:value="31.6105555555556" calcext:value-type="float">
            <text:p>31.6105555555556</text:p>
          </table:table-cell>
          <table:table-cell table:formula="of:=[.L48]+[.M47]" office:value-type="float" office:value="1429.56472222222" calcext:value-type="float">
            <text:p>1429.56472222222</text:p>
          </table:table-cell>
          <table:table-cell table:formula="of:=ROUND([.M48];0)" office:value-type="float" office:value="1430" calcext:value-type="float">
            <text:p>1430</text:p>
          </table:table-cell>
          <table:table-cell table:formula="of:=[.N48]-[.N47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Q47]+[.P48]" office:value-type="float" office:value="1430" calcext:value-type="float">
            <text:p>1430</text:p>
          </table:table-cell>
          <table:table-cell table:formula="of:=[.M48]-[.Q48]" office:value-type="float" office:value="-0.435277777778083" calcext:value-type="float">
            <text:p>-0.435277777778083</text:p>
          </table:table-cell>
          <table:table-cell/>
          <table:table-cell office:value-type="string" calcext:value-type="string">
            <text:p>Jun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1"/>
          <table:table-cell table:formula="of:=[.L37]" office:value-type="float" office:value="31.47" calcext:value-type="float">
            <text:p>31.47</text:p>
          </table:table-cell>
          <table:table-cell table:formula="of:=[.L49]+[.M48]" office:value-type="float" office:value="1461.03472222222" calcext:value-type="float">
            <text:p>1461.03472222222</text:p>
          </table:table-cell>
          <table:table-cell table:formula="of:=ROUND([.M49];0)" office:value-type="float" office:value="1461" calcext:value-type="float">
            <text:p>1461</text:p>
          </table:table-cell>
          <table:table-cell table:formula="of:=[.N49]-[.N48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[.Q48]+[.P49]" office:value-type="float" office:value="1461" calcext:value-type="float">
            <text:p>1461</text:p>
          </table:table-cell>
          <table:table-cell table:formula="of:=[.M49]-[.Q49]" office:value-type="float" office:value="0.0347222222219443" calcext:value-type="float">
            <text:p>0.0347222222219443</text:p>
          </table:table-cell>
          <table:table-cell table:formula="of:=SUM([.P38:.P49])" office:value-type="float" office:value="365" calcext:value-type="float">
            <text:p>365</text:p>
          </table:table-cell>
          <table:table-cell office:value-type="string" calcext:value-type="string">
            <text:p>Jul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Sep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Oct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Nov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Dec</text:p>
          </table:table-cell>
          <table:table-cell/>
        </table:table-row>
        <table:table-row table:style-name="ro1" table:number-rows-repeated="1048521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ஆங்கிலம்" table:style-name="ta1">
        <office:forms form:automatic-focus="false" form:apply-design-mode="false"/>
        <table:table-column table:style-name="co6" table:number-columns-repeated="7" table:default-cell-style-name="Default"/>
        <table:table-row table:style-name="ro3">
          <table:table-cell table:number-columns-repeated="5" office:value-type="string" calcext:value-type="string">
            <text:p>Leap Year </text:p>
          </table:table-cell>
          <table:table-cell table:number-columns-repeated="2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3">
          <table:table-cell office:value-type="float" office:value="1604" calcext:value-type="float">
            <text:p>1604</text:p>
          </table:table-cell>
          <table:table-cell office:value-type="float" office:value="1704" calcext:value-type="float">
            <text:p>1704</text:p>
          </table:table-cell>
          <table:table-cell office:value-type="float" office:value="1804" calcext:value-type="float">
            <text:p>1804</text:p>
          </table:table-cell>
          <table:table-cell office:value-type="float" office:value="1904" calcext:value-type="float">
            <text:p>1904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3">
          <table:table-cell office:value-type="float" office:value="1608" calcext:value-type="float">
            <text:p>1608</text:p>
          </table:table-cell>
          <table:table-cell office:value-type="float" office:value="1708" calcext:value-type="float">
            <text:p>1708</text:p>
          </table:table-cell>
          <table:table-cell office:value-type="float" office:value="1808" calcext:value-type="float">
            <text:p>1808</text:p>
          </table:table-cell>
          <table:table-cell office:value-type="float" office:value="1908" calcext:value-type="float">
            <text:p>1908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3">
          <table:table-cell office:value-type="float" office:value="1612" calcext:value-type="float">
            <text:p>1612</text:p>
          </table:table-cell>
          <table:table-cell office:value-type="float" office:value="1712" calcext:value-type="float">
            <text:p>1712</text:p>
          </table:table-cell>
          <table:table-cell office:value-type="float" office:value="1812" calcext:value-type="float">
            <text:p>1812</text:p>
          </table:table-cell>
          <table:table-cell office:value-type="float" office:value="1912" calcext:value-type="float">
            <text:p>191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3">
          <table:table-cell office:value-type="float" office:value="1616" calcext:value-type="float">
            <text:p>1616</text:p>
          </table:table-cell>
          <table:table-cell office:value-type="float" office:value="1716" calcext:value-type="float">
            <text:p>1716</text:p>
          </table:table-cell>
          <table:table-cell office:value-type="float" office:value="1816" calcext:value-type="float">
            <text:p>1816</text:p>
          </table:table-cell>
          <table:table-cell office:value-type="float" office:value="1916" calcext:value-type="float">
            <text:p>1916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float" office:value="1620" calcext:value-type="float">
            <text:p>1620</text:p>
          </table:table-cell>
          <table:table-cell office:value-type="float" office:value="1720" calcext:value-type="float">
            <text:p>1720</text:p>
          </table:table-cell>
          <table:table-cell office:value-type="float" office:value="1820" calcext:value-type="float">
            <text:p>1820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3">
          <table:table-cell office:value-type="float" office:value="1624" calcext:value-type="float">
            <text:p>1624</text:p>
          </table:table-cell>
          <table:table-cell office:value-type="float" office:value="1724" calcext:value-type="float">
            <text:p>1724</text:p>
          </table:table-cell>
          <table:table-cell office:value-type="float" office:value="1824" calcext:value-type="float">
            <text:p>1824</text:p>
          </table:table-cell>
          <table:table-cell office:value-type="float" office:value="1924" calcext:value-type="float">
            <text:p>1924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3">
          <table:table-cell office:value-type="float" office:value="1628" calcext:value-type="float">
            <text:p>1628</text:p>
          </table:table-cell>
          <table:table-cell office:value-type="float" office:value="1728" calcext:value-type="float">
            <text:p>1728</text:p>
          </table:table-cell>
          <table:table-cell office:value-type="float" office:value="1828" calcext:value-type="float">
            <text:p>1828</text:p>
          </table:table-cell>
          <table:table-cell office:value-type="float" office:value="1928" calcext:value-type="float">
            <text:p>1928</text:p>
          </table:table-cell>
          <table:table-cell office:value-type="float" office:value="2028" calcext:value-type="float">
            <text:p>2028</text:p>
          </table:table-cell>
          <table:table-cell table:number-columns-repeated="2"/>
        </table:table-row>
        <table:table-row table:style-name="ro3">
          <table:table-cell office:value-type="float" office:value="1632" calcext:value-type="float">
            <text:p>1632</text:p>
          </table:table-cell>
          <table:table-cell office:value-type="float" office:value="1732" calcext:value-type="float">
            <text:p>1732</text:p>
          </table:table-cell>
          <table:table-cell office:value-type="float" office:value="1832" calcext:value-type="float">
            <text:p>1832</text:p>
          </table:table-cell>
          <table:table-cell office:value-type="float" office:value="1932" calcext:value-type="float">
            <text:p>1932</text:p>
          </table:table-cell>
          <table:table-cell office:value-type="float" office:value="2032" calcext:value-type="float">
            <text:p>2032</text:p>
          </table:table-cell>
          <table:table-cell table:number-columns-repeated="2"/>
        </table:table-row>
        <table:table-row table:style-name="ro3">
          <table:table-cell office:value-type="float" office:value="1636" calcext:value-type="float">
            <text:p>1636</text:p>
          </table:table-cell>
          <table:table-cell office:value-type="float" office:value="1736" calcext:value-type="float">
            <text:p>1736</text:p>
          </table:table-cell>
          <table:table-cell office:value-type="float" office:value="1836" calcext:value-type="float">
            <text:p>1836</text:p>
          </table:table-cell>
          <table:table-cell office:value-type="float" office:value="1936" calcext:value-type="float">
            <text:p>1936</text:p>
          </table:table-cell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3">
          <table:table-cell office:value-type="float" office:value="1640" calcext:value-type="float">
            <text:p>1640</text:p>
          </table:table-cell>
          <table:table-cell office:value-type="float" office:value="1740" calcext:value-type="float">
            <text:p>1740</text:p>
          </table:table-cell>
          <table:table-cell office:value-type="float" office:value="1840" calcext:value-type="float">
            <text:p>1840</text:p>
          </table:table-cell>
          <table:table-cell office:value-type="float" office:value="1940" calcext:value-type="float">
            <text:p>1940</text:p>
          </table:table-cell>
          <table:table-cell office:value-type="float" office:value="2040" calcext:value-type="float">
            <text:p>2040</text:p>
          </table:table-cell>
          <table:table-cell table:number-columns-repeated="2"/>
        </table:table-row>
        <table:table-row table:style-name="ro3">
          <table:table-cell office:value-type="float" office:value="1644" calcext:value-type="float">
            <text:p>1644</text:p>
          </table:table-cell>
          <table:table-cell office:value-type="float" office:value="1744" calcext:value-type="float">
            <text:p>1744</text:p>
          </table:table-cell>
          <table:table-cell office:value-type="float" office:value="1844" calcext:value-type="float">
            <text:p>1844</text:p>
          </table:table-cell>
          <table:table-cell office:value-type="float" office:value="1944" calcext:value-type="float">
            <text:p>1944</text:p>
          </table:table-cell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3">
          <table:table-cell office:value-type="float" office:value="1648" calcext:value-type="float">
            <text:p>1648</text:p>
          </table:table-cell>
          <table:table-cell office:value-type="float" office:value="1748" calcext:value-type="float">
            <text:p>1748</text:p>
          </table:table-cell>
          <table:table-cell office:value-type="float" office:value="1848" calcext:value-type="float">
            <text:p>1848</text:p>
          </table:table-cell>
          <table:table-cell office:value-type="float" office:value="1948" calcext:value-type="float">
            <text:p>1948</text:p>
          </table:table-cell>
          <table:table-cell office:value-type="float" office:value="2048" calcext:value-type="float">
            <text:p>2048</text:p>
          </table:table-cell>
          <table:table-cell table:number-columns-repeated="2"/>
        </table:table-row>
        <table:table-row table:style-name="ro3">
          <table:table-cell office:value-type="float" office:value="1652" calcext:value-type="float">
            <text:p>1652</text:p>
          </table:table-cell>
          <table:table-cell office:value-type="float" office:value="1752" calcext:value-type="float">
            <text:p>1752</text:p>
          </table:table-cell>
          <table:table-cell office:value-type="float" office:value="1852" calcext:value-type="float">
            <text:p>1852</text:p>
          </table:table-cell>
          <table:table-cell office:value-type="float" office:value="1952" calcext:value-type="float">
            <text:p>1952</text:p>
          </table:table-cell>
          <table:table-cell office:value-type="float" office:value="2052" calcext:value-type="float">
            <text:p>2052</text:p>
          </table:table-cell>
          <table:table-cell table:number-columns-repeated="2"/>
        </table:table-row>
        <table:table-row table:style-name="ro3">
          <table:table-cell office:value-type="float" office:value="1656" calcext:value-type="float">
            <text:p>1656</text:p>
          </table:table-cell>
          <table:table-cell office:value-type="float" office:value="1756" calcext:value-type="float">
            <text:p>1756</text:p>
          </table:table-cell>
          <table:table-cell office:value-type="float" office:value="1856" calcext:value-type="float">
            <text:p>1856</text:p>
          </table:table-cell>
          <table:table-cell office:value-type="float" office:value="1956" calcext:value-type="float">
            <text:p>1956</text:p>
          </table:table-cell>
          <table:table-cell office:value-type="float" office:value="2056" calcext:value-type="float">
            <text:p>2056</text:p>
          </table:table-cell>
          <table:table-cell table:number-columns-repeated="2"/>
        </table:table-row>
        <table:table-row table:style-name="ro3">
          <table:table-cell office:value-type="float" office:value="1660" calcext:value-type="float">
            <text:p>1660</text:p>
          </table:table-cell>
          <table:table-cell office:value-type="float" office:value="1760" calcext:value-type="float">
            <text:p>1760</text:p>
          </table:table-cell>
          <table:table-cell office:value-type="float" office:value="1860" calcext:value-type="float">
            <text:p>1860</text:p>
          </table:table-cell>
          <table:table-cell office:value-type="float" office:value="1960" calcext:value-type="float">
            <text:p>1960</text:p>
          </table:table-cell>
          <table:table-cell office:value-type="float" office:value="2060" calcext:value-type="float">
            <text:p>2060</text:p>
          </table:table-cell>
          <table:table-cell table:number-columns-repeated="2"/>
        </table:table-row>
        <table:table-row table:style-name="ro3">
          <table:table-cell office:value-type="float" office:value="1664" calcext:value-type="float">
            <text:p>1664</text:p>
          </table:table-cell>
          <table:table-cell office:value-type="float" office:value="1764" calcext:value-type="float">
            <text:p>1764</text:p>
          </table:table-cell>
          <table:table-cell office:value-type="float" office:value="1864" calcext:value-type="float">
            <text:p>1864</text:p>
          </table:table-cell>
          <table:table-cell office:value-type="float" office:value="1964" calcext:value-type="float">
            <text:p>1964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3">
          <table:table-cell office:value-type="float" office:value="1668" calcext:value-type="float">
            <text:p>1668</text:p>
          </table:table-cell>
          <table:table-cell office:value-type="float" office:value="1768" calcext:value-type="float">
            <text:p>1768</text:p>
          </table:table-cell>
          <table:table-cell office:value-type="float" office:value="1868" calcext:value-type="float">
            <text:p>1868</text:p>
          </table:table-cell>
          <table:table-cell office:value-type="float" office:value="1968" calcext:value-type="float">
            <text:p>1968</text:p>
          </table:table-cell>
          <table:table-cell office:value-type="float" office:value="2068" calcext:value-type="float">
            <text:p>2068</text:p>
          </table:table-cell>
          <table:table-cell table:number-columns-repeated="2"/>
        </table:table-row>
        <table:table-row table:style-name="ro3">
          <table:table-cell office:value-type="float" office:value="1672" calcext:value-type="float">
            <text:p>1672</text:p>
          </table:table-cell>
          <table:table-cell office:value-type="float" office:value="1772" calcext:value-type="float">
            <text:p>1772</text:p>
          </table:table-cell>
          <table:table-cell office:value-type="float" office:value="1872" calcext:value-type="float">
            <text:p>1872</text:p>
          </table:table-cell>
          <table:table-cell office:value-type="float" office:value="1972" calcext:value-type="float">
            <text:p>1972</text:p>
          </table:table-cell>
          <table:table-cell office:value-type="float" office:value="2072" calcext:value-type="float">
            <text:p>2072</text:p>
          </table:table-cell>
          <table:table-cell table:number-columns-repeated="2"/>
        </table:table-row>
        <table:table-row table:style-name="ro3">
          <table:table-cell office:value-type="float" office:value="1676" calcext:value-type="float">
            <text:p>1676</text:p>
          </table:table-cell>
          <table:table-cell office:value-type="float" office:value="1776" calcext:value-type="float">
            <text:p>1776</text:p>
          </table:table-cell>
          <table:table-cell office:value-type="float" office:value="1876" calcext:value-type="float">
            <text:p>1876</text:p>
          </table:table-cell>
          <table:table-cell office:value-type="float" office:value="1976" calcext:value-type="float">
            <text:p>1976</text:p>
          </table:table-cell>
          <table:table-cell office:value-type="float" office:value="2076" calcext:value-type="float">
            <text:p>2076</text:p>
          </table:table-cell>
          <table:table-cell table:number-columns-repeated="2"/>
        </table:table-row>
        <table:table-row table:style-name="ro3">
          <table:table-cell office:value-type="float" office:value="1680" calcext:value-type="float">
            <text:p>1680</text:p>
          </table:table-cell>
          <table:table-cell office:value-type="float" office:value="1780" calcext:value-type="float">
            <text:p>1780</text:p>
          </table:table-cell>
          <table:table-cell office:value-type="float" office:value="1880" calcext:value-type="float">
            <text:p>1880</text:p>
          </table:table-cell>
          <table:table-cell office:value-type="float" office:value="1980" calcext:value-type="float">
            <text:p>1980</text:p>
          </table:table-cell>
          <table:table-cell office:value-type="float" office:value="2080" calcext:value-type="float">
            <text:p>2080</text:p>
          </table:table-cell>
          <table:table-cell table:number-columns-repeated="2"/>
        </table:table-row>
        <table:table-row table:style-name="ro3">
          <table:table-cell office:value-type="float" office:value="1684" calcext:value-type="float">
            <text:p>1684</text:p>
          </table:table-cell>
          <table:table-cell office:value-type="float" office:value="1784" calcext:value-type="float">
            <text:p>1784</text:p>
          </table:table-cell>
          <table:table-cell office:value-type="float" office:value="1884" calcext:value-type="float">
            <text:p>1884</text:p>
          </table:table-cell>
          <table:table-cell office:value-type="float" office:value="1984" calcext:value-type="float">
            <text:p>1984</text:p>
          </table:table-cell>
          <table:table-cell office:value-type="float" office:value="2084" calcext:value-type="float">
            <text:p>2084</text:p>
          </table:table-cell>
          <table:table-cell table:number-columns-repeated="2"/>
        </table:table-row>
        <table:table-row table:style-name="ro3">
          <table:table-cell office:value-type="float" office:value="1688" calcext:value-type="float">
            <text:p>1688</text:p>
          </table:table-cell>
          <table:table-cell office:value-type="float" office:value="1788" calcext:value-type="float">
            <text:p>1788</text:p>
          </table:table-cell>
          <table:table-cell office:value-type="float" office:value="1888" calcext:value-type="float">
            <text:p>1888</text:p>
          </table:table-cell>
          <table:table-cell office:value-type="float" office:value="1988" calcext:value-type="float">
            <text:p>1988</text:p>
          </table:table-cell>
          <table:table-cell office:value-type="float" office:value="2088" calcext:value-type="float">
            <text:p>2088</text:p>
          </table:table-cell>
          <table:table-cell table:number-columns-repeated="2"/>
        </table:table-row>
        <table:table-row table:style-name="ro3">
          <table:table-cell office:value-type="float" office:value="1692" calcext:value-type="float">
            <text:p>1692</text:p>
          </table:table-cell>
          <table:table-cell office:value-type="float" office:value="1792" calcext:value-type="float">
            <text:p>1792</text:p>
          </table:table-cell>
          <table:table-cell office:value-type="float" office:value="1892" calcext:value-type="float">
            <text:p>1892</text:p>
          </table:table-cell>
          <table:table-cell office:value-type="float" office:value="1992" calcext:value-type="float">
            <text:p>1992</text:p>
          </table:table-cell>
          <table:table-cell office:value-type="float" office:value="2092" calcext:value-type="float">
            <text:p>2092</text:p>
          </table:table-cell>
          <table:table-cell table:number-columns-repeated="2"/>
        </table:table-row>
        <table:table-row table:style-name="ro3">
          <table:table-cell office:value-type="float" office:value="1696" calcext:value-type="float">
            <text:p>1696</text:p>
          </table:table-cell>
          <table:table-cell office:value-type="float" office:value="1796" calcext:value-type="float">
            <text:p>1796</text:p>
          </table:table-cell>
          <table:table-cell office:value-type="float" office:value="1896" calcext:value-type="float">
            <text:p>1896</text:p>
          </table:table-cell>
          <table:table-cell office:value-type="float" office:value="1996" calcext:value-type="float">
            <text:p>1996</text:p>
          </table:table-cell>
          <table:table-cell office:value-type="float" office:value="2096" calcext:value-type="float">
            <text:p>2096</text:p>
          </table:table-cell>
          <table:table-cell table:number-columns-repeated="2"/>
        </table:table-row>
        <table:table-row table:style-name="ro3">
          <table:table-cell table:formula="of:=COUNTA([.A2:.A26])" office:value-type="float" office:value="25" calcext:value-type="float">
            <text:p>25</text:p>
          </table:table-cell>
          <table:table-cell table:formula="of:=COUNTA([.B2:.B26])" office:value-type="float" office:value="24" calcext:value-type="float">
            <text:p>24</text:p>
          </table:table-cell>
          <table:table-cell table:formula="of:=COUNTA([.C2:.C26])" office:value-type="float" office:value="24" calcext:value-type="float">
            <text:p>24</text:p>
          </table:table-cell>
          <table:table-cell table:formula="of:=COUNTA([.D2:.D26])" office:value-type="float" office:value="24" calcext:value-type="float">
            <text:p>24</text:p>
          </table:table-cell>
          <table:table-cell table:formula="of:=COUNTA([.E2:.E26]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SUM([.A27:.D27])" office:value-type="float" office:value="97" calcext:value-type="float">
            <text:p>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lendar Year</text:p>
          </table:table-cell>
          <table:table-cell office:value-type="float" office:value="365.2425" calcext:value-type="float">
            <text:p>365.2425</text:p>
          </table:table-cell>
          <table:table-cell table:formula="of:=[.B29]-365" office:value-type="float" office:value="0.242500000000007" calcext:value-type="float">
            <text:p>0.242500000000007</text:p>
          </table:table-cell>
          <table:table-cell table:formula="of:=400*[.C29]" office:value-type="float" office:value="97.0000000000027" calcext:value-type="float">
            <text:p>97.000000000002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real Year </text:p>
          </table:table-cell>
          <table:table-cell table:style-name="ce1" office:value-type="float" office:value="365.256363051" calcext:value-type="float">
            <text:p>365.256363051</text:p>
          </table:table-cell>
          <table:table-cell table:formula="of:=[.B30]-365" office:value-type="float" office:value="0.256363050999994" calcext:value-type="float">
            <text:p>0.256363050999994</text:p>
          </table:table-cell>
          <table:table-cell table:formula="of:=400*[.C30]" office:value-type="float" office:value="102.545220399998" calcext:value-type="float">
            <text:p>102.545220399998</text:p>
          </table:table-cell>
          <table:table-cell office:value-type="string" calcext:value-type="string">
            <text:p>(365 days, 6 hours, 9 minutes and 9.7676 seconds).</text:p>
          </table:table-cell>
          <table:table-cell/>
          <table:table-cell table:style-name="ce1"/>
        </table:table-row>
        <table:table-row table:style-name="ro5">
          <table:table-cell office:value-type="string" calcext:value-type="string">
            <text:p>Tamil year</text:p>
          </table:table-cell>
          <table:table-cell office:value-type="float" office:value="365.258680555556" calcext:value-type="float">
            <text:p>365.258680555556</text:p>
          </table:table-cell>
          <table:table-cell table:formula="of:=[.B31]-365" office:value-type="float" office:value="0.258680555555998" calcext:value-type="float">
            <text:p>0.258680555555998</text:p>
          </table:table-cell>
          <table:table-cell table:formula="of:=400*[.C31]" office:value-type="float" office:value="103.472222222399" calcext:value-type="float">
            <text:p>103.472222222399</text:p>
          </table:table-cell>
          <table:table-cell office:value-type="string" calcext:value-type="string">
            <text:p>(365 days, 15 நாழிகை, 31 துளி and 15 தற்பரை)</text:p>
          </table:table-cell>
          <table:table-cell table:number-columns-repeated="2"/>
        </table:table-row>
      </table:table>
      <table:table table:name="மாதநாட்கள்" table:style-name="ta1">
        <office:forms form:automatic-focus="false" form:apply-design-mode="false"/>
        <table:table-column table:style-name="co10" table:default-cell-style-name="ce7"/>
        <table:table-column table:style-name="co11" table:default-cell-style-name="ce7"/>
        <table:table-column table:style-name="co12" table:number-columns-repeated="4" table:default-cell-style-name="ce7"/>
        <table:table-column table:style-name="co12" table:default-cell-style-name="ce14"/>
        <table:table-column table:style-name="co12" table:number-columns-repeated="11" table:default-cell-style-name="ce7"/>
        <table:table-column table:style-name="co13" table:default-cell-style-name="ce7"/>
        <table:table-column table:style-name="co12" table:default-cell-style-name="ce14"/>
        <table:table-column table:style-name="co12" table:default-cell-style-name="ce7"/>
        <table:table-column table:style-name="co14" table:default-cell-style-name="ce7"/>
        <table:table-column table:style-name="co12" table:default-cell-style-name="ce14"/>
        <table:table-column table:style-name="co15" table:default-cell-style-name="ce14"/>
        <table:table-column table:style-name="co12" table:default-cell-style-name="ce14"/>
        <table:table-column table:style-name="co16" table:default-cell-style-name="ce14"/>
        <table:table-column table:style-name="co6" table:number-columns-repeated="998" table:default-cell-style-name="ce7"/>
        <table:table-row table:style-name="ro6">
          <table:table-cell table:style-name="ce5" office:value-type="string" calcext:value-type="string">
            <text:p><text:s/>ஆண்டு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மார்</text:p>
          </table:table-cell>
          <table:table-cell table:style-name="ce9" office:value-type="string" calcext:value-type="string">
            <text:p>1Jan</text:p>
          </table:table-cell>
          <table:table-cell table:style-name="ce5" office:value-type="string" calcext:value-type="string">
            <text:p>தை</text:p>
          </table:table-cell>
          <table:table-cell table:style-name="ce12" office:value-type="string" calcext:value-type="string">
            <text:p>2Feb</text:p>
          </table:table-cell>
          <table:table-cell table:style-name="ce11" office:value-type="string" calcext:value-type="string">
            <text:p>மாசி</text:p>
          </table:table-cell>
          <table:table-cell table:style-name="ce9" office:value-type="string" calcext:value-type="string">
            <text:p>3Mar</text:p>
          </table:table-cell>
          <table:table-cell table:style-name="ce5" office:value-type="string" calcext:value-type="string">
            <text:p>பங்</text:p>
          </table:table-cell>
          <table:table-cell table:style-name="ce9" office:value-type="string" calcext:value-type="string">
            <text:p>4Apr</text:p>
          </table:table-cell>
          <table:table-cell table:style-name="ce5" office:value-type="string" calcext:value-type="string">
            <text:p>சித்</text:p>
          </table:table-cell>
          <table:table-cell table:style-name="ce9" office:value-type="string" calcext:value-type="string">
            <text:p>5May</text:p>
          </table:table-cell>
          <table:table-cell table:style-name="ce5" office:value-type="string" calcext:value-type="string">
            <text:p>வை</text:p>
          </table:table-cell>
          <table:table-cell table:style-name="ce9" office:value-type="string" calcext:value-type="string">
            <text:p>6Jun</text:p>
          </table:table-cell>
          <table:table-cell table:style-name="ce5" office:value-type="string" calcext:value-type="string">
            <text:p>ஆ</text:p>
          </table:table-cell>
          <table:table-cell table:style-name="ce6" office:value-type="string" calcext:value-type="string">
            <text:p>7Jul</text:p>
          </table:table-cell>
          <table:table-cell table:style-name="ce5" office:value-type="string" calcext:value-type="string">
            <text:p>ஆடி </text:p>
          </table:table-cell>
          <table:table-cell table:style-name="ce9" office:value-type="string" calcext:value-type="string">
            <text:p>8Aug</text:p>
          </table:table-cell>
          <table:table-cell table:style-name="ce33" office:value-type="string" calcext:value-type="string">
            <text:p>ஆவ</text:p>
          </table:table-cell>
          <table:table-cell table:style-name="ce34" office:value-type="string" calcext:value-type="string">
            <text:p>9Sep</text:p>
          </table:table-cell>
          <table:table-cell table:style-name="ce5" office:value-type="string" calcext:value-type="string">
            <text:p>புர</text:p>
          </table:table-cell>
          <table:table-cell table:style-name="ce9" office:value-type="string" calcext:value-type="string">
            <text:p>10Oct</text:p>
          </table:table-cell>
          <table:table-cell table:style-name="ce8" office:value-type="string" calcext:value-type="string">
            <text:p>ஐ</text:p>
          </table:table-cell>
          <table:table-cell table:style-name="ce18" office:value-type="string" calcext:value-type="string">
            <text:p>11Nov</text:p>
          </table:table-cell>
          <table:table-cell table:style-name="ce11" office:value-type="string" calcext:value-type="string">
            <text:p>கா</text:p>
          </table:table-cell>
          <table:table-cell table:style-name="ce18" office:value-type="string" calcext:value-type="string">
            <text:p>12Dec</text:p>
          </table:table-cell>
          <table:table-cell table:style-name="ce5" table:number-columns-repeated="50"/>
          <table:table-cell table:number-columns-repeated="948"/>
        </table:table-row>
        <table:table-row table:style-name="ro3">
          <table:table-cell table:style-name="ce5" office:value-type="float" office:value="2048" calcext:value-type="float">
            <text:p>2048</text:p>
          </table:table-cell>
          <table:table-cell table:style-name="ce6" office:value-type="float" office:value="2017" calcext:value-type="float">
            <text:p>2017</text:p>
          </table:table-cell>
          <table:table-cell table:style-name="ce5" office:value-type="float" office:value="29" calcext:value-type="float">
            <text:p>29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49" calcext:value-type="float">
            <text:p>2049</text:p>
          </table:table-cell>
          <table:table-cell table:style-name="ce6" office:value-type="float" office:value="2018" calcext:value-type="float">
            <text:p>2018</text:p>
          </table:table-cell>
          <table:table-cell table:style-name="ce5" office:value-type="float" office:value="29" calcext:value-type="float">
            <text:p>29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50" calcext:value-type="float">
            <text:p>2050</text:p>
          </table:table-cell>
          <table:table-cell table:style-name="ce6" office:value-type="float" office:value="2019" calcext:value-type="float">
            <text:p>2019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7" calcext:value-type="float">
            <text:p>17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7" calcext:value-type="float">
            <text:p>17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51" calcext:value-type="float">
            <text:p>2051</text:p>
          </table:table-cell>
          <table:table-cell table:style-name="ce6" office:value-type="float" office:value="2020" calcext:value-type="float">
            <text:p>2020</text:p>
          </table:table-cell>
          <table:table-cell table:style-name="ce5" office:value-type="float" office:value="29" calcext:value-type="float">
            <text:p>29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5" calcext:value-type="float">
            <text:p>15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52" calcext:value-type="float">
            <text:p>2052</text:p>
          </table:table-cell>
          <table:table-cell table:style-name="ce6" office:value-type="float" office:value="2021" calcext:value-type="float">
            <text:p>2021</text:p>
          </table:table-cell>
          <table:table-cell table:style-name="ce5" office:value-type="float" office:value="29" calcext:value-type="float">
            <text:p>29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53" calcext:value-type="float">
            <text:p>2053</text:p>
          </table:table-cell>
          <table:table-cell table:style-name="ce6" office:value-type="float" office:value="2022" calcext:value-type="float">
            <text:p>2022</text:p>
          </table:table-cell>
          <table:table-cell table:style-name="ce5" office:value-type="float" office:value="29" calcext:value-type="float">
            <text:p>29</text:p>
          </table:table-cell>
          <table:table-cell table:style-name="ce6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54" calcext:value-type="float">
            <text:p>2054</text:p>
          </table:table-cell>
          <table:table-cell table:style-name="ce6" office:value-type="float" office:value="2023" calcext:value-type="float">
            <text:p>2023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55" calcext:value-type="float">
            <text:p>2055</text:p>
          </table:table-cell>
          <table:table-cell table:style-name="ce6" office:value-type="float" office:value="2024" calcext:value-type="float">
            <text:p>2024</text:p>
          </table:table-cell>
          <table:table-cell table:style-name="ce5" office:value-type="float" office:value="30" calcext:value-type="float">
            <text:p>30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29" calcext:value-type="float">
            <text:p>29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3" calcext:value-type="float">
            <text:p>13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5" calcext:value-type="float">
            <text:p>15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56" calcext:value-type="float">
            <text:p>2056</text:p>
          </table:table-cell>
          <table:table-cell table:style-name="ce6" office:value-type="float" office:value="2025" calcext:value-type="float">
            <text:p>2025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4" calcext:value-type="float">
            <text:p>14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13" calcext:value-type="float">
            <text:p>13</text:p>
          </table:table-cell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4" calcext:value-type="float">
            <text:p>14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15" calcext:value-type="float">
            <text:p>15</text:p>
          </table:table-cell>
          <table:table-cell table:style-name="ce15" office:value-type="float" office:value="32" calcext:value-type="float">
            <text:p>32</text:p>
          </table:table-cell>
          <table:table-cell table:style-name="ce16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5" office:value-type="float" office:value="2057" calcext:value-type="float">
            <text:p>2057</text:p>
          </table:table-cell>
          <table:table-cell table:style-name="ce6" office:value-type="float" office:value="2026" calcext:value-type="float">
            <text:p>2026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6" calcext:value-type="float">
            <text:p>16</text:p>
          </table:table-cell>
          <table:table-cell table:style-name="ce33" office:value-type="float" office:value="31" calcext:value-type="float">
            <text:p>31</text:p>
          </table:table-cell>
          <table:table-cell table:style-name="ce35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style-name="ce10" office:value-type="float" office:value="17" calcext:value-type="float">
            <text:p>17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16" calcext:value-type="float">
            <text:p>16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15" calcext:value-type="float">
            <text:p>15</text:p>
          </table:table-cell>
          <table:table-cell table:style-name="ce6" table:number-columns-repeated="998"/>
        </table:table-row>
        <table:table-row table:style-name="ro3">
          <table:table-cell table:style-name="ce6" table:number-columns-repeated="6"/>
          <table:table-cell table:style-name="ce13"/>
          <table:table-cell table:style-name="ce6" table:number-columns-repeated="12"/>
          <table:table-cell table:style-name="ce13"/>
          <table:table-cell table:style-name="ce6" table:number-columns-repeated="2"/>
          <table:table-cell table:style-name="ce13" table:number-columns-repeated="4"/>
          <table:table-cell table:style-name="ce6" table:number-columns-repeated="998"/>
        </table:table-row>
        <table:table-row table:style-name="ro3">
          <table:table-cell table:style-name="ce5" table:number-columns-repeated="6"/>
          <table:table-cell table:style-name="ce11"/>
          <table:table-cell table:style-name="ce5" table:number-columns-repeated="12"/>
          <table:table-cell table:style-name="ce11"/>
          <table:table-cell table:style-name="ce5" table:number-columns-repeated="2"/>
          <table:table-cell table:style-name="ce11" table:number-columns-repeated="4"/>
          <table:table-cell table:style-name="ce5" table:number-columns-repeated="998"/>
        </table:table-row>
        <table:table-row table:style-name="ro3">
          <table:table-cell table:style-name="ce6" table:number-columns-repeated="6"/>
          <table:table-cell table:style-name="ce13"/>
          <table:table-cell table:style-name="ce6" table:number-columns-repeated="12"/>
          <table:table-cell table:style-name="ce13"/>
          <table:table-cell table:style-name="ce6" table:number-columns-repeated="2"/>
          <table:table-cell table:style-name="ce13" table:number-columns-repeated="4"/>
          <table:table-cell table:style-name="ce6" table:number-columns-repeated="998"/>
        </table:table-row>
        <table:table-row table:style-name="ro3">
          <table:table-cell table:style-name="ce5" table:number-columns-repeated="6"/>
          <table:table-cell table:style-name="ce11"/>
          <table:table-cell table:style-name="ce5" table:number-columns-repeated="12"/>
          <table:table-cell table:style-name="ce11"/>
          <table:table-cell table:style-name="ce5" table:number-columns-repeated="2"/>
          <table:table-cell table:style-name="ce11" table:number-columns-repeated="4"/>
          <table:table-cell table:style-name="ce5" table:number-columns-repeated="998"/>
        </table:table-row>
        <table:table-row table:style-name="ro3">
          <table:table-cell table:style-name="ce6" table:number-columns-repeated="6"/>
          <table:table-cell table:style-name="ce13"/>
          <table:table-cell table:style-name="ce6" table:number-columns-repeated="12"/>
          <table:table-cell table:style-name="ce13"/>
          <table:table-cell table:style-name="ce6" table:number-columns-repeated="2"/>
          <table:table-cell table:style-name="ce13" table:number-columns-repeated="4"/>
          <table:table-cell table:style-name="ce6" table:number-columns-repeated="998"/>
        </table:table-row>
        <table:table-row table:style-name="ro3">
          <table:table-cell table:style-name="ce5" table:number-columns-repeated="6"/>
          <table:table-cell table:style-name="ce11"/>
          <table:table-cell table:style-name="ce5" table:number-columns-repeated="12"/>
          <table:table-cell table:style-name="ce11"/>
          <table:table-cell table:style-name="ce5" table:number-columns-repeated="2"/>
          <table:table-cell table:style-name="ce11" table:number-columns-repeated="4"/>
          <table:table-cell table:style-name="ce5" table:number-columns-repeated="998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6" table:number-columns-repeated="2"/>
          <table:table-cell table:number-columns-repeated="1022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நிலா" table:style-name="ta1">
        <office:forms form:automatic-focus="false" form:apply-design-mode="false"/>
        <table:table-column table:style-name="co17" table:default-cell-style-name="ce40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row table:style-name="ro3">
          <table:table-cell table:style-name="ce39" office:value-type="date" office:date-value="2021-01-13" calcext:value-type="date">
            <text:p>13-01-2021</text:p>
          </table:table-cell>
          <table:table-cell table:style-name="ce41" office:value-type="time" office:time-value="PT10H32M00S" calcext:value-type="time">
            <text:p>10:32 AM</text:p>
          </table:table-cell>
          <table:table-cell table:style-name="ce42" table:formula="of:=[.A1]+[.B1]" office:value-type="date" office:date-value="2021-01-13T10:32:00" calcext:value-type="date">
            <text:p>13-01-2021 10:32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cum Error</text:p>
          </table:table-cell>
          <table:table-cell table:number-columns-repeated="2"/>
        </table:table-row>
        <table:table-row table:style-name="ro3">
          <table:table-cell table:style-name="ce39" office:value-type="date" office:date-value="2021-02-12" calcext:value-type="date">
            <text:p>12-02-2021</text:p>
          </table:table-cell>
          <table:table-cell table:style-name="ce41" office:value-type="time" office:time-value="PT00H38M00S" calcext:value-type="time">
            <text:p>12:38 AM</text:p>
          </table:table-cell>
          <table:table-cell table:style-name="ce42" table:formula="of:=[.A2]+[.B2]" office:value-type="date" office:date-value="2021-02-12T00:38:00" calcext:value-type="date">
            <text:p>12-02-2021 00:38</text:p>
          </table:table-cell>
          <table:table-cell table:formula="of:=[.C2]-[.C1]" office:value-type="float" office:value="29.5875" calcext:value-type="float">
            <text:p>29.5875</text:p>
          </table:table-cell>
          <table:table-cell table:formula="of:=[.$D$26]-[.D2]" office:value-type="float" office:value="-0.0367187499999986" calcext:value-type="float">
            <text:p>-0.0367187499999986</text:p>
          </table:table-cell>
          <table:table-cell table:formula="of:=[.E2]" office:value-type="float" office:value="-0.0367187499999986" calcext:value-type="float">
            <text:p>-0.0367187499999986</text:p>
          </table:table-cell>
          <table:table-cell table:number-columns-repeated="2"/>
        </table:table-row>
        <table:table-row table:style-name="ro3">
          <table:table-cell table:style-name="ce39" office:value-type="date" office:date-value="2021-03-13" calcext:value-type="date">
            <text:p>13-03-2021</text:p>
          </table:table-cell>
          <table:table-cell table:style-name="ce41" office:value-type="time" office:time-value="PT15H53M00S" calcext:value-type="time">
            <text:p>3:53 PM</text:p>
          </table:table-cell>
          <table:table-cell table:style-name="ce42" table:formula="of:=[.A3]+[.B3]" office:value-type="date" office:date-value="2021-03-13T15:53:00" calcext:value-type="date">
            <text:p>13-03-2021 15:53</text:p>
          </table:table-cell>
          <table:table-cell table:formula="of:=[.C3]-[.C2]" office:value-type="float" office:value="29.6354166666667" calcext:value-type="float">
            <text:p>29.6354166666667</text:p>
          </table:table-cell>
          <table:table-cell table:formula="of:=[.$D$26]-[.D3]" office:value-type="float" office:value="-0.0846354166666679" calcext:value-type="float">
            <text:p>-0.0846354166666679</text:p>
          </table:table-cell>
          <table:table-cell table:formula="of:=[.F2]+[.E3]" office:value-type="float" office:value="-0.121354166666666" calcext:value-type="float">
            <text:p>-0.121354166666666</text:p>
          </table:table-cell>
          <table:table-cell table:number-columns-repeated="2"/>
        </table:table-row>
        <table:table-row table:style-name="ro3">
          <table:table-cell table:style-name="ce39" office:value-type="date" office:date-value="2021-04-12" calcext:value-type="date">
            <text:p>12-04-2021</text:p>
          </table:table-cell>
          <table:table-cell table:style-name="ce41" office:value-type="time" office:time-value="PT08H02M00S" calcext:value-type="time">
            <text:p>8:02 AM</text:p>
          </table:table-cell>
          <table:table-cell table:style-name="ce42" table:formula="of:=[.A4]+[.B4]" office:value-type="date" office:date-value="2021-04-12T08:02:00" calcext:value-type="date">
            <text:p>12-04-2021 08:02</text:p>
          </table:table-cell>
          <table:table-cell table:formula="of:=[.C4]-[.C3]" office:value-type="float" office:value="29.6729166666667" calcext:value-type="float">
            <text:p>29.6729166666667</text:p>
          </table:table-cell>
          <table:table-cell table:formula="of:=[.$D$26]-[.D4]" office:value-type="float" office:value="-0.122135416666666" calcext:value-type="float">
            <text:p>-0.122135416666666</text:p>
          </table:table-cell>
          <table:table-cell table:formula="of:=[.F3]+[.E4]" office:value-type="float" office:value="-0.243489583333332" calcext:value-type="float">
            <text:p>-0.243489583333332</text:p>
          </table:table-cell>
          <table:table-cell table:number-columns-repeated="2"/>
        </table:table-row>
        <table:table-row table:style-name="ro3">
          <table:table-cell table:style-name="ce39" office:value-type="date" office:date-value="2021-05-12" calcext:value-type="date">
            <text:p>12-05-2021</text:p>
          </table:table-cell>
          <table:table-cell table:style-name="ce41" office:value-type="time" office:time-value="PT00H31M00S" calcext:value-type="time">
            <text:p>12:31 AM</text:p>
          </table:table-cell>
          <table:table-cell table:style-name="ce42" table:formula="of:=[.A5]+[.B5]" office:value-type="date" office:date-value="2021-05-12T00:31:00" calcext:value-type="date">
            <text:p>12-05-2021 00:31</text:p>
          </table:table-cell>
          <table:table-cell table:formula="of:=[.C5]-[.C4]" office:value-type="float" office:value="29.6868055555556" calcext:value-type="float">
            <text:p>29.6868055555556</text:p>
          </table:table-cell>
          <table:table-cell table:formula="of:=[.$D$26]-[.D5]" office:value-type="float" office:value="-0.136024305555555" calcext:value-type="float">
            <text:p>-0.136024305555555</text:p>
          </table:table-cell>
          <table:table-cell table:formula="of:=[.F4]+[.E5]" office:value-type="float" office:value="-0.379513888888887" calcext:value-type="float">
            <text:p>-0.379513888888887</text:p>
          </table:table-cell>
          <table:table-cell table:number-columns-repeated="2"/>
        </table:table-row>
        <table:table-row table:style-name="ro3">
          <table:table-cell table:style-name="ce39" office:value-type="date" office:date-value="2021-06-10" calcext:value-type="date">
            <text:p>10-06-2021</text:p>
          </table:table-cell>
          <table:table-cell table:style-name="ce41" office:value-type="time" office:time-value="PT16H24M00S" calcext:value-type="time">
            <text:p>4:24 PM</text:p>
          </table:table-cell>
          <table:table-cell table:style-name="ce42" table:formula="of:=[.A6]+[.B6]" office:value-type="date" office:date-value="2021-06-10T16:24:00" calcext:value-type="date">
            <text:p>10-06-2021 16:24</text:p>
          </table:table-cell>
          <table:table-cell table:formula="of:=[.C6]-[.C5]" office:value-type="float" office:value="29.6618055555556" calcext:value-type="float">
            <text:p>29.6618055555556</text:p>
          </table:table-cell>
          <table:table-cell table:formula="of:=[.$D$26]-[.D6]" office:value-type="float" office:value="-0.111024305555556" calcext:value-type="float">
            <text:p>-0.111024305555556</text:p>
          </table:table-cell>
          <table:table-cell table:formula="of:=[.F5]+[.E6]" office:value-type="float" office:value="-0.490538194444444" calcext:value-type="float">
            <text:p>-0.490538194444444</text:p>
          </table:table-cell>
          <table:table-cell table:number-columns-repeated="2"/>
        </table:table-row>
        <table:table-row table:style-name="ro3">
          <table:table-cell table:style-name="ce39" office:value-type="date" office:date-value="2021-07-10" calcext:value-type="date">
            <text:p>10-07-2021</text:p>
          </table:table-cell>
          <table:table-cell table:style-name="ce41" office:value-type="time" office:time-value="PT06H47M00S" calcext:value-type="time">
            <text:p>6:47 AM</text:p>
          </table:table-cell>
          <table:table-cell table:style-name="ce42" table:formula="of:=[.A7]+[.B7]" office:value-type="date" office:date-value="2021-07-10T06:47:00" calcext:value-type="date">
            <text:p>10-07-2021 06:47</text:p>
          </table:table-cell>
          <table:table-cell table:formula="of:=[.C7]-[.C6]" office:value-type="float" office:value="29.5993055555556" calcext:value-type="float">
            <text:p>29.5993055555556</text:p>
          </table:table-cell>
          <table:table-cell table:formula="of:=[.$D$26]-[.D7]" office:value-type="float" office:value="-0.0485243055555564" calcext:value-type="float">
            <text:p>-0.0485243055555564</text:p>
          </table:table-cell>
          <table:table-cell table:formula="of:=[.F6]+[.E7]" office:value-type="float" office:value="-0.5390625" calcext:value-type="float">
            <text:p>-0.5390625</text:p>
          </table:table-cell>
          <table:table-cell table:number-columns-repeated="2"/>
        </table:table-row>
        <table:table-row table:style-name="ro3">
          <table:table-cell table:style-name="ce39" office:value-type="date" office:date-value="2021-08-08" calcext:value-type="date">
            <text:p>08-08-2021</text:p>
          </table:table-cell>
          <table:table-cell table:style-name="ce41" office:value-type="time" office:time-value="PT19H20M00S" calcext:value-type="time">
            <text:p>7:20 PM</text:p>
          </table:table-cell>
          <table:table-cell table:style-name="ce42" table:formula="of:=[.A8]+[.B8]" office:value-type="date" office:date-value="2021-08-08T19:20:00" calcext:value-type="date">
            <text:p>08-08-2021 19:20</text:p>
          </table:table-cell>
          <table:table-cell table:formula="of:=[.C8]-[.C7]" office:value-type="float" office:value="29.5229166666667" calcext:value-type="float">
            <text:p>29.5229166666667</text:p>
          </table:table-cell>
          <table:table-cell table:formula="of:=[.$D$26]-[.D8]" office:value-type="float" office:value="0.0278645833333329" calcext:value-type="float">
            <text:p>0.0278645833333329</text:p>
          </table:table-cell>
          <table:table-cell table:formula="of:=[.F7]+[.E8]" office:value-type="float" office:value="-0.511197916666667" calcext:value-type="float">
            <text:p>-0.511197916666667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3">
          <table:table-cell table:style-name="ce39" office:value-type="date" office:date-value="2021-09-07" calcext:value-type="date">
            <text:p>07-09-2021</text:p>
          </table:table-cell>
          <table:table-cell table:style-name="ce41" office:value-type="time" office:time-value="PT06H22M00S" calcext:value-type="time">
            <text:p>6:22 AM</text:p>
          </table:table-cell>
          <table:table-cell table:style-name="ce42" table:formula="of:=[.A9]+[.B9]" office:value-type="date" office:date-value="2021-09-07T06:22:00" calcext:value-type="date">
            <text:p>07-09-2021 06:22</text:p>
          </table:table-cell>
          <table:table-cell table:formula="of:=[.C9]-[.C8]" office:value-type="float" office:value="29.4597222222222" calcext:value-type="float">
            <text:p>29.4597222222222</text:p>
          </table:table-cell>
          <table:table-cell table:formula="of:=[.$D$26]-[.D9]" office:value-type="float" office:value="0.0910590277777779" calcext:value-type="float">
            <text:p>0.0910590277777779</text:p>
          </table:table-cell>
          <table:table-cell table:formula="of:=[.F8]+[.E9]" office:value-type="float" office:value="-0.420138888888889" calcext:value-type="float">
            <text:p>-0.420138888888889</text:p>
          </table:table-cell>
          <table:table-cell table:formula="of:=[.$D$27]-[.D9]" office:value-type="float" office:value="0.06111111111111" calcext:value-type="float">
            <text:p>0.06111111111111</text:p>
          </table:table-cell>
          <table:table-cell table:formula="of:=[.H8]+[.G9]" office:value-type="float" office:value="0.06111111111111" calcext:value-type="float">
            <text:p>0.06111111111111</text:p>
          </table:table-cell>
        </table:table-row>
        <table:table-row table:style-name="ro3">
          <table:table-cell table:style-name="ce39" office:value-type="date" office:date-value="2021-10-06" calcext:value-type="date">
            <text:p>06-10-2021</text:p>
          </table:table-cell>
          <table:table-cell table:style-name="ce41" office:value-type="time" office:time-value="PT16H35M00S" calcext:value-type="time">
            <text:p>4:35 PM</text:p>
          </table:table-cell>
          <table:table-cell table:style-name="ce42" table:formula="of:=[.A10]+[.B10]" office:value-type="date" office:date-value="2021-10-06T16:35:00" calcext:value-type="date">
            <text:p>06-10-2021 16:35</text:p>
          </table:table-cell>
          <table:table-cell table:formula="of:=[.C10]-[.C9]" office:value-type="float" office:value="29.4256944444444" calcext:value-type="float">
            <text:p>29.4256944444444</text:p>
          </table:table-cell>
          <table:table-cell table:formula="of:=[.$D$26]-[.D10]" office:value-type="float" office:value="0.125086805555554" calcext:value-type="float">
            <text:p>0.125086805555554</text:p>
          </table:table-cell>
          <table:table-cell table:formula="of:=[.F9]+[.E10]" office:value-type="float" office:value="-0.295052083333335" calcext:value-type="float">
            <text:p>-0.295052083333335</text:p>
          </table:table-cell>
          <table:table-cell table:formula="of:=[.$D$27]-[.D10]" office:value-type="float" office:value="0.0951388888888864" calcext:value-type="float">
            <text:p>0.0951388888888864</text:p>
          </table:table-cell>
          <table:table-cell table:formula="of:=[.H9]+[.G10]" office:value-type="float" office:value="0.156249999999996" calcext:value-type="float">
            <text:p>0.156249999999996</text:p>
          </table:table-cell>
        </table:table-row>
        <table:table-row table:style-name="ro3">
          <table:table-cell table:style-name="ce39" office:value-type="date" office:date-value="2021-11-05" calcext:value-type="date">
            <text:p>05-11-2021</text:p>
          </table:table-cell>
          <table:table-cell table:style-name="ce41" office:value-type="time" office:time-value="PT02H45M00S" calcext:value-type="time">
            <text:p>2:45 AM</text:p>
          </table:table-cell>
          <table:table-cell table:style-name="ce42" table:formula="of:=[.A11]+[.B11]" office:value-type="date" office:date-value="2021-11-05T02:45:00" calcext:value-type="date">
            <text:p>05-11-2021 02:45</text:p>
          </table:table-cell>
          <table:table-cell table:formula="of:=[.C11]-[.C10]" office:value-type="float" office:value="29.4236111111111" calcext:value-type="float">
            <text:p>29.4236111111111</text:p>
          </table:table-cell>
          <table:table-cell table:formula="of:=[.$D$26]-[.D11]" office:value-type="float" office:value="0.127170138888889" calcext:value-type="float">
            <text:p>0.127170138888889</text:p>
          </table:table-cell>
          <table:table-cell table:formula="of:=[.F10]+[.E11]" office:value-type="float" office:value="-0.167881944444446" calcext:value-type="float">
            <text:p>-0.167881944444446</text:p>
          </table:table-cell>
          <table:table-cell table:formula="of:=[.$D$27]-[.D11]" office:value-type="float" office:value="0.0972222222222214" calcext:value-type="float">
            <text:p>0.0972222222222214</text:p>
          </table:table-cell>
          <table:table-cell table:formula="of:=[.H10]+[.G11]" office:value-type="float" office:value="0.253472222222218" calcext:value-type="float">
            <text:p>0.253472222222218</text:p>
          </table:table-cell>
        </table:table-row>
        <table:table-row table:style-name="ro3">
          <table:table-cell table:style-name="ce39" office:value-type="date" office:date-value="2021-12-04" calcext:value-type="date">
            <text:p>04-12-2021</text:p>
          </table:table-cell>
          <table:table-cell table:style-name="ce41" office:value-type="time" office:time-value="PT13H14M00S" calcext:value-type="time">
            <text:p>1:14 PM</text:p>
          </table:table-cell>
          <table:table-cell table:style-name="ce42" table:formula="of:=[.A12]+[.B12]" office:value-type="date" office:date-value="2021-12-04T13:14:00" calcext:value-type="date">
            <text:p>04-12-2021 13:14</text:p>
          </table:table-cell>
          <table:table-cell table:formula="of:=[.C12]-[.C11]" office:value-type="float" office:value="29.4368055555556" calcext:value-type="float">
            <text:p>29.4368055555556</text:p>
          </table:table-cell>
          <table:table-cell table:formula="of:=[.$D$26]-[.D12]" office:value-type="float" office:value="0.113975694444445" calcext:value-type="float">
            <text:p>0.113975694444445</text:p>
          </table:table-cell>
          <table:table-cell table:formula="of:=[.F11]+[.E12]" office:value-type="float" office:value="-0.0539062500000007" calcext:value-type="float">
            <text:p>-0.0539062500000007</text:p>
          </table:table-cell>
          <table:table-cell table:formula="of:=[.$D$27]-[.D12]" office:value-type="float" office:value="0.0840277777777771" calcext:value-type="float">
            <text:p>0.0840277777777771</text:p>
          </table:table-cell>
          <table:table-cell table:formula="of:=[.H11]+[.G12]" office:value-type="float" office:value="0.337499999999995" calcext:value-type="float">
            <text:p>0.337499999999995</text:p>
          </table:table-cell>
        </table:table-row>
        <table:table-row table:style-name="ro3">
          <table:table-cell table:style-name="ce39" office:value-type="date" office:date-value="2022-01-03" calcext:value-type="date">
            <text:p>03-01-2022</text:p>
          </table:table-cell>
          <table:table-cell table:style-name="ce41" office:value-type="time" office:time-value="PT00H05M00S" calcext:value-type="time">
            <text:p>12:05 AM</text:p>
          </table:table-cell>
          <table:table-cell table:style-name="ce42" table:formula="of:=[.A13]+[.B13]" office:value-type="date" office:date-value="2022-01-03T00:05:00" calcext:value-type="date">
            <text:p>03-01-2022 00:05</text:p>
          </table:table-cell>
          <table:table-cell table:formula="of:=[.C13]-[.C12]" office:value-type="float" office:value="29.4520833333333" calcext:value-type="float">
            <text:p>29.4520833333333</text:p>
          </table:table-cell>
          <table:table-cell table:formula="of:=[.$D$26]-[.D13]" office:value-type="float" office:value="0.0986979166666657" calcext:value-type="float">
            <text:p>0.0986979166666657</text:p>
          </table:table-cell>
          <table:table-cell table:formula="of:=[.F12]+[.E13]" office:value-type="float" office:value="0.044791666666665" calcext:value-type="float">
            <text:p>0.044791666666665</text:p>
          </table:table-cell>
          <table:table-cell table:formula="of:=[.$D$27]-[.D13]" office:value-type="float" office:value="0.0687499999999979" calcext:value-type="float">
            <text:p>0.0687499999999979</text:p>
          </table:table-cell>
          <table:table-cell table:formula="of:=[.H12]+[.G13]" office:value-type="float" office:value="0.406249999999993" calcext:value-type="float">
            <text:p>0.406249999999993</text:p>
          </table:table-cell>
        </table:table-row>
        <table:table-row table:style-name="ro3">
          <table:table-cell table:style-name="ce39" office:value-type="date" office:date-value="2022-02-01" calcext:value-type="date">
            <text:p>01-02-2022</text:p>
          </table:table-cell>
          <table:table-cell table:style-name="ce41" office:value-type="time" office:time-value="PT11H19M00S" calcext:value-type="time">
            <text:p>11:19 AM</text:p>
          </table:table-cell>
          <table:table-cell table:style-name="ce42" table:formula="of:=[.A14]+[.B14]" office:value-type="date" office:date-value="2022-02-01T11:19:00" calcext:value-type="date">
            <text:p>01-02-2022 11:19</text:p>
          </table:table-cell>
          <table:table-cell table:formula="of:=[.C14]-[.C13]" office:value-type="float" office:value="29.4680555555556" calcext:value-type="float">
            <text:p>29.4680555555556</text:p>
          </table:table-cell>
          <table:table-cell table:formula="of:=[.$D$26]-[.D14]" office:value-type="float" office:value="0.082725694444445" calcext:value-type="float">
            <text:p>0.082725694444445</text:p>
          </table:table-cell>
          <table:table-cell table:formula="of:=[.F13]+[.E14]" office:value-type="float" office:value="0.12751736111111" calcext:value-type="float">
            <text:p>0.12751736111111</text:p>
          </table:table-cell>
          <table:table-cell table:formula="of:=[.$D$27]-[.D14]" office:value-type="float" office:value="0.0527777777777771" calcext:value-type="float">
            <text:p>0.0527777777777771</text:p>
          </table:table-cell>
          <table:table-cell table:formula="of:=[.H13]+[.G14]" office:value-type="float" office:value="0.45902777777777" calcext:value-type="float">
            <text:p>0.45902777777777</text:p>
          </table:table-cell>
        </table:table-row>
        <table:table-row table:style-name="ro3">
          <table:table-cell table:style-name="ce39" office:value-type="date" office:date-value="2022-03-02" calcext:value-type="date">
            <text:p>02-03-2022</text:p>
          </table:table-cell>
          <table:table-cell table:style-name="ce41" office:value-type="time" office:time-value="PT23H08M00S" calcext:value-type="time">
            <text:p>11:08 PM</text:p>
          </table:table-cell>
          <table:table-cell table:style-name="ce42" table:formula="of:=[.A15]+[.B15]" office:value-type="date" office:date-value="2022-03-02T23:08:00" calcext:value-type="date">
            <text:p>02-03-2022 23:08</text:p>
          </table:table-cell>
          <table:table-cell table:formula="of:=[.C15]-[.C14]" office:value-type="float" office:value="29.4923611111111" calcext:value-type="float">
            <text:p>29.4923611111111</text:p>
          </table:table-cell>
          <table:table-cell table:formula="of:=[.$D$26]-[.D15]" office:value-type="float" office:value="0.0584201388888879" calcext:value-type="float">
            <text:p>0.0584201388888879</text:p>
          </table:table-cell>
          <table:table-cell table:formula="of:=[.F14]+[.E15]" office:value-type="float" office:value="0.185937499999998" calcext:value-type="float">
            <text:p>0.185937499999998</text:p>
          </table:table-cell>
          <table:table-cell table:formula="of:=[.$D$27]-[.D15]" office:value-type="float" office:value="0.02847222222222" calcext:value-type="float">
            <text:p>0.02847222222222</text:p>
          </table:table-cell>
          <table:table-cell table:formula="of:=[.H14]+[.G15]" office:value-type="float" office:value="0.48749999999999" calcext:value-type="float">
            <text:p>0.48749999999999</text:p>
          </table:table-cell>
        </table:table-row>
        <table:table-row table:style-name="ro3">
          <table:table-cell table:style-name="ce39" office:value-type="date" office:date-value="2022-04-01" calcext:value-type="date">
            <text:p>01-04-2022</text:p>
          </table:table-cell>
          <table:table-cell table:style-name="ce41" office:value-type="time" office:time-value="PT11H57M00S" calcext:value-type="time">
            <text:p>11:57 AM</text:p>
          </table:table-cell>
          <table:table-cell table:style-name="ce42" table:formula="of:=[.A16]+[.B16]" office:value-type="date" office:date-value="2022-04-01T11:57:00" calcext:value-type="date">
            <text:p>01-04-2022 11:57</text:p>
          </table:table-cell>
          <table:table-cell table:formula="of:=[.C16]-[.C15]" office:value-type="float" office:value="29.5340277777778" calcext:value-type="float">
            <text:p>29.5340277777778</text:p>
          </table:table-cell>
          <table:table-cell table:formula="of:=[.$D$26]-[.D16]" office:value-type="float" office:value="0.0167534722222236" calcext:value-type="float">
            <text:p>0.0167534722222236</text:p>
          </table:table-cell>
          <table:table-cell table:formula="of:=[.F15]+[.E16]" office:value-type="float" office:value="0.202690972222221" calcext:value-type="float">
            <text:p>0.202690972222221</text:p>
          </table:table-cell>
          <table:table-cell table:formula="of:=[.$D$27]-[.D16]" office:value-type="float" office:value="-0.0131944444444443" calcext:value-type="float">
            <text:p>-0.0131944444444443</text:p>
          </table:table-cell>
          <table:table-cell table:formula="of:=[.H15]+[.G16]" office:value-type="float" office:value="0.474305555555546" calcext:value-type="float">
            <text:p>0.474305555555546</text:p>
          </table:table-cell>
        </table:table-row>
        <table:table-row table:style-name="ro3">
          <table:table-cell table:style-name="ce39" office:value-type="date" office:date-value="2022-05-01" calcext:value-type="date">
            <text:p>01-05-2022</text:p>
          </table:table-cell>
          <table:table-cell table:style-name="ce41" office:value-type="time" office:time-value="PT02H00M00S" calcext:value-type="time">
            <text:p>2:00 AM</text:p>
          </table:table-cell>
          <table:table-cell table:style-name="ce42" table:formula="of:=[.A17]+[.B17]" office:value-type="date" office:date-value="2022-05-01T02:00:00" calcext:value-type="date">
            <text:p>01-05-2022 02:00</text:p>
          </table:table-cell>
          <table:table-cell table:formula="of:=[.C17]-[.C16]" office:value-type="float" office:value="29.5854166666667" calcext:value-type="float">
            <text:p>29.5854166666667</text:p>
          </table:table-cell>
          <table:table-cell table:formula="of:=[.$D$26]-[.D17]" office:value-type="float" office:value="-0.0346354166666671" calcext:value-type="float">
            <text:p>-0.0346354166666671</text:p>
          </table:table-cell>
          <table:table-cell table:formula="of:=[.F16]+[.E17]" office:value-type="float" office:value="0.168055555555554" calcext:value-type="float">
            <text:p>0.168055555555554</text:p>
          </table:table-cell>
          <table:table-cell table:formula="of:=[.$D$27]-[.D17]" office:value-type="float" office:value="-0.064583333333335" calcext:value-type="float">
            <text:p>-0.064583333333335</text:p>
          </table:table-cell>
          <table:table-cell table:formula="of:=[.H16]+[.G17]" office:value-type="float" office:value="0.409722222222211" calcext:value-type="float">
            <text:p>0.409722222222211</text:p>
          </table:table-cell>
        </table:table-row>
        <table:table-row table:style-name="ro3">
          <table:table-cell table:style-name="ce39" office:value-type="date" office:date-value="2022-05-30" calcext:value-type="date">
            <text:p>30-05-2022</text:p>
          </table:table-cell>
          <table:table-cell table:style-name="ce41" office:value-type="time" office:time-value="PT17H02M00S" calcext:value-type="time">
            <text:p>5:02 PM</text:p>
          </table:table-cell>
          <table:table-cell table:style-name="ce42" table:formula="of:=[.A18]+[.B18]" office:value-type="date" office:date-value="2022-05-30T17:02:00" calcext:value-type="date">
            <text:p>30-05-2022 17:02</text:p>
          </table:table-cell>
          <table:table-cell table:formula="of:=[.C18]-[.C17]" office:value-type="float" office:value="29.6263888888889" calcext:value-type="float">
            <text:p>29.6263888888889</text:p>
          </table:table-cell>
          <table:table-cell table:formula="of:=[.$D$26]-[.D18]" office:value-type="float" office:value="-0.07560763888889" calcext:value-type="float">
            <text:p>-0.07560763888889</text:p>
          </table:table-cell>
          <table:table-cell table:formula="of:=[.F17]+[.E18]" office:value-type="float" office:value="0.0924479166666643" calcext:value-type="float">
            <text:p>0.0924479166666643</text:p>
          </table:table-cell>
          <table:table-cell table:formula="of:=[.$D$27]-[.D18]" office:value-type="float" office:value="-0.105555555555558" calcext:value-type="float">
            <text:p>-0.105555555555558</text:p>
          </table:table-cell>
          <table:table-cell table:formula="of:=[.H17]+[.G18]" office:value-type="float" office:value="0.304166666666653" calcext:value-type="float">
            <text:p>0.304166666666653</text:p>
          </table:table-cell>
        </table:table-row>
        <table:table-row table:style-name="ro3">
          <table:table-cell table:style-name="ce39" office:value-type="date" office:date-value="2022-06-29" calcext:value-type="date">
            <text:p>29-06-2022</text:p>
          </table:table-cell>
          <table:table-cell table:style-name="ce41" office:value-type="time" office:time-value="PT08H23M00S" calcext:value-type="time">
            <text:p>8:23 AM</text:p>
          </table:table-cell>
          <table:table-cell table:style-name="ce42" table:formula="of:=[.A19]+[.B19]" office:value-type="date" office:date-value="2022-06-29T08:23:00" calcext:value-type="date">
            <text:p>29-06-2022 08:23</text:p>
          </table:table-cell>
          <table:table-cell table:formula="of:=[.C19]-[.C18]" office:value-type="float" office:value="29.6395833333333" calcext:value-type="float">
            <text:p>29.6395833333333</text:p>
          </table:table-cell>
          <table:table-cell table:formula="of:=[.$D$26]-[.D19]" office:value-type="float" office:value="-0.0888020833333343" calcext:value-type="float">
            <text:p>-0.0888020833333343</text:p>
          </table:table-cell>
          <table:table-cell table:formula="of:=[.F18]+[.E19]" office:value-type="float" office:value="0.00364583333333002" calcext:value-type="float">
            <text:p>0.00364583333333002</text:p>
          </table:table-cell>
          <table:table-cell table:formula="of:=[.$D$27]-[.D19]" office:value-type="float" office:value="-0.118750000000002" calcext:value-type="float">
            <text:p>-0.118750000000002</text:p>
          </table:table-cell>
          <table:table-cell table:formula="of:=[.H18]+[.G19]" office:value-type="float" office:value="0.185416666666651" calcext:value-type="float">
            <text:p>0.185416666666651</text:p>
          </table:table-cell>
        </table:table-row>
        <table:table-row table:style-name="ro3">
          <table:table-cell table:style-name="ce39" office:value-type="date" office:date-value="2022-07-28" calcext:value-type="date">
            <text:p>28-07-2022</text:p>
          </table:table-cell>
          <table:table-cell table:style-name="ce41" office:value-type="time" office:time-value="PT23H25M00S" calcext:value-type="time">
            <text:p>11:25 PM</text:p>
          </table:table-cell>
          <table:table-cell table:style-name="ce42" table:formula="of:=[.A20]+[.B20]" office:value-type="date" office:date-value="2022-07-28T23:25:00" calcext:value-type="date">
            <text:p>28-07-2022 23:25</text:p>
          </table:table-cell>
          <table:table-cell table:formula="of:=[.C20]-[.C19]" office:value-type="float" office:value="29.6263888888889" calcext:value-type="float">
            <text:p>29.6263888888889</text:p>
          </table:table-cell>
          <table:table-cell table:formula="of:=[.$D$26]-[.D20]" office:value-type="float" office:value="-0.07560763888889" calcext:value-type="float">
            <text:p>-0.07560763888889</text:p>
          </table:table-cell>
          <table:table-cell table:formula="of:=[.F19]+[.E20]" office:value-type="float" office:value="-0.07196180555556" calcext:value-type="float">
            <text:p>-0.07196180555556</text:p>
          </table:table-cell>
          <table:table-cell table:formula="of:=[.$D$27]-[.D20]" office:value-type="float" office:value="-0.105555555555558" calcext:value-type="float">
            <text:p>-0.105555555555558</text:p>
          </table:table-cell>
          <table:table-cell table:formula="of:=[.H19]+[.G20]" office:value-type="float" office:value="0.079861111111093" calcext:value-type="float">
            <text:p>0.079861111111093</text:p>
          </table:table-cell>
        </table:table-row>
        <table:table-row table:style-name="ro3">
          <table:table-cell table:style-name="ce39" office:value-type="date" office:date-value="2022-08-27" calcext:value-type="date">
            <text:p>27-08-2022</text:p>
          </table:table-cell>
          <table:table-cell table:style-name="ce41" office:value-type="time" office:time-value="PT13H46M00S" calcext:value-type="time">
            <text:p>1:46 PM</text:p>
          </table:table-cell>
          <table:table-cell table:style-name="ce42" table:formula="of:=[.A21]+[.B21]" office:value-type="date" office:date-value="2022-08-27T13:46:00" calcext:value-type="date">
            <text:p>27-08-2022 13:46</text:p>
          </table:table-cell>
          <table:table-cell table:formula="of:=[.C21]-[.C20]" office:value-type="float" office:value="29.5979166666667" calcext:value-type="float">
            <text:p>29.5979166666667</text:p>
          </table:table-cell>
          <table:table-cell table:formula="of:=[.$D$26]-[.D21]" office:value-type="float" office:value="-0.0471354166666664" calcext:value-type="float">
            <text:p>-0.0471354166666664</text:p>
          </table:table-cell>
          <table:table-cell table:formula="of:=[.F20]+[.E21]" office:value-type="float" office:value="-0.119097222222226" calcext:value-type="float">
            <text:p>-0.119097222222226</text:p>
          </table:table-cell>
          <table:table-cell table:formula="of:=[.$D$27]-[.D21]" office:value-type="float" office:value="-0.0770833333333343" calcext:value-type="float">
            <text:p>-0.0770833333333343</text:p>
          </table:table-cell>
          <table:table-cell table:formula="of:=[.H20]+[.G21]" office:value-type="float" office:value="0.00277777777775867" calcext:value-type="float">
            <text:p>0.00277777777775867</text:p>
          </table:table-cell>
        </table:table-row>
        <table:table-row table:style-name="ro3">
          <table:table-cell table:style-name="ce39" office:value-type="date" office:date-value="2022-09-26" calcext:value-type="date">
            <text:p>26-09-2022</text:p>
          </table:table-cell>
          <table:table-cell table:style-name="ce41" office:value-type="time" office:time-value="PT03H24M00S" calcext:value-type="time">
            <text:p>3:24 AM</text:p>
          </table:table-cell>
          <table:table-cell table:style-name="ce42" table:formula="of:=[.A22]+[.B22]" office:value-type="date" office:date-value="2022-09-26T03:24:00" calcext:value-type="date">
            <text:p>26-09-2022 03:24</text:p>
          </table:table-cell>
          <table:table-cell table:formula="of:=[.C22]-[.C21]" office:value-type="float" office:value="29.5680555555556" calcext:value-type="float">
            <text:p>29.5680555555556</text:p>
          </table:table-cell>
          <table:table-cell table:formula="of:=[.$D$26]-[.D22]" office:value-type="float" office:value="-0.0172743055555564" calcext:value-type="float">
            <text:p>-0.0172743055555564</text:p>
          </table:table-cell>
          <table:table-cell table:formula="of:=[.F21]+[.E22]" office:value-type="float" office:value="-0.136371527777783" calcext:value-type="float">
            <text:p>-0.136371527777783</text:p>
          </table:table-cell>
          <table:table-cell table:formula="of:=[.$D$27]-[.D22]" office:value-type="float" office:value="-0.0472222222222243" calcext:value-type="float">
            <text:p>-0.0472222222222243</text:p>
          </table:table-cell>
          <table:table-cell table:formula="of:=[.H21]+[.G22]" office:value-type="float" office:value="-0.0444444444444656" calcext:value-type="float">
            <text:p>-0.0444444444444656</text:p>
          </table:table-cell>
        </table:table-row>
        <table:table-row table:style-name="ro3">
          <table:table-cell table:style-name="ce39" office:value-type="date" office:date-value="2022-10-25" calcext:value-type="date">
            <text:p>25-10-2022</text:p>
          </table:table-cell>
          <table:table-cell table:style-name="ce41" office:value-type="time" office:time-value="PT16H18M00S" calcext:value-type="time">
            <text:p>4:18 PM</text:p>
          </table:table-cell>
          <table:table-cell table:style-name="ce42" table:formula="of:=[.A23]+[.B23]" office:value-type="date" office:date-value="2022-10-25T16:18:00" calcext:value-type="date">
            <text:p>25-10-2022 16:18</text:p>
          </table:table-cell>
          <table:table-cell table:formula="of:=[.C23]-[.C22]" office:value-type="float" office:value="29.5375" calcext:value-type="float">
            <text:p>29.5375</text:p>
          </table:table-cell>
          <table:table-cell table:formula="of:=[.$D$26]-[.D23]" office:value-type="float" office:value="0.0132812499999986" calcext:value-type="float">
            <text:p>0.0132812499999986</text:p>
          </table:table-cell>
          <table:table-cell table:formula="of:=[.F22]+[.E23]" office:value-type="float" office:value="-0.123090277777784" calcext:value-type="float">
            <text:p>-0.123090277777784</text:p>
          </table:table-cell>
          <table:table-cell table:formula="of:=[.$D$27]-[.D23]" office:value-type="float" office:value="-0.0166666666666693" calcext:value-type="float">
            <text:p>-0.0166666666666693</text:p>
          </table:table-cell>
          <table:table-cell table:formula="of:=[.H22]+[.G23]" office:value-type="float" office:value="-0.0611111111111349" calcext:value-type="float">
            <text:p>-0.0611111111111349</text:p>
          </table:table-cell>
        </table:table-row>
        <table:table-row table:style-name="ro3">
          <table:table-cell table:style-name="ce39" office:value-type="date" office:date-value="2022-11-24" calcext:value-type="date">
            <text:p>24-11-2022</text:p>
          </table:table-cell>
          <table:table-cell table:style-name="ce41" office:value-type="time" office:time-value="PT04H27M00S" calcext:value-type="time">
            <text:p>4:27 AM</text:p>
          </table:table-cell>
          <table:table-cell table:style-name="ce42" table:formula="of:=[.A24]+[.B24]" office:value-type="date" office:date-value="2022-11-24T04:27:00" calcext:value-type="date">
            <text:p>24-11-2022 04:27</text:p>
          </table:table-cell>
          <table:table-cell table:formula="of:=[.C24]-[.C23]" office:value-type="float" office:value="29.50625" calcext:value-type="float">
            <text:p>29.50625</text:p>
          </table:table-cell>
          <table:table-cell table:formula="of:=[.$D$26]-[.D24]" office:value-type="float" office:value="0.0445312499999986" calcext:value-type="float">
            <text:p>0.0445312499999986</text:p>
          </table:table-cell>
          <table:table-cell table:formula="of:=[.F23]+[.E24]" office:value-type="float" office:value="-0.0785590277777857" calcext:value-type="float">
            <text:p>-0.0785590277777857</text:p>
          </table:table-cell>
          <table:table-cell table:formula="of:=[.$D$27]-[.D24]" office:value-type="float" office:value="0.0145833333333307" calcext:value-type="float">
            <text:p>0.0145833333333307</text:p>
          </table:table-cell>
          <table:table-cell table:formula="of:=[.H23]+[.G24]" office:value-type="float" office:value="-0.0465277777778042" calcext:value-type="float">
            <text:p>-0.0465277777778042</text:p>
          </table:table-cell>
        </table:table-row>
        <table:table-row table:style-name="ro3">
          <table:table-cell table:style-name="ce39" office:value-type="date" office:date-value="2022-12-23" calcext:value-type="date">
            <text:p>23-12-2022</text:p>
          </table:table-cell>
          <table:table-cell table:style-name="ce41" office:value-type="time" office:time-value="PT15H47M00S" calcext:value-type="time">
            <text:p>3:47 PM</text:p>
          </table:table-cell>
          <table:table-cell table:style-name="ce42" table:formula="of:=[.A25]+[.B25]" office:value-type="date" office:date-value="2022-12-23T15:47:00" calcext:value-type="date">
            <text:p>23-12-2022 15:47</text:p>
          </table:table-cell>
          <table:table-cell table:formula="of:=[.C25]-[.C24]" office:value-type="float" office:value="29.4722222222222" calcext:value-type="float">
            <text:p>29.4722222222222</text:p>
          </table:table-cell>
          <table:table-cell table:formula="of:=[.$D$26]-[.D25]" office:value-type="float" office:value="0.0785590277777786" calcext:value-type="float">
            <text:p>0.0785590277777786</text:p>
          </table:table-cell>
          <table:table-cell table:formula="of:=[.F24]+[.E25]" office:value-type="float" office:value="-7.105427357601E-015" calcext:value-type="float">
            <text:p>-7.105427357601E-15</text:p>
          </table:table-cell>
          <table:table-cell table:formula="of:=[.$D$27]-[.D25]" office:value-type="float" office:value="0.0486111111111107" calcext:value-type="float">
            <text:p>0.0486111111111107</text:p>
          </table:table-cell>
          <table:table-cell table:formula="of:=[.H24]+[.G25]" office:value-type="float" office:value="0.00208333333330657" calcext:value-type="float">
            <text:p>0.00208333333330657</text:p>
          </table:table-cell>
        </table:table-row>
        <table:table-row table:style-name="ro3">
          <table:table-cell table:number-columns-repeated="3"/>
          <table:table-cell table:formula="of:=AVERAGE([.D2:.D25])" office:value-type="float" office:value="29.55078125" calcext:value-type="float">
            <text:p>29.55078125</text:p>
          </table:table-cell>
          <table:table-cell table:number-columns-repeated="4"/>
        </table:table-row>
        <table:table-row table:style-name="ro3">
          <table:table-cell table:number-columns-repeated="3"/>
          <table:table-cell table:formula="of:=AVERAGE([.D8:.D25])" office:value-type="float" office:value="29.5208333333333" calcext:value-type="float">
            <text:p>29.5208333333333</text:p>
          </table:table-cell>
          <table:table-cell table:number-columns-repeated="4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Microsoft YaHei" style:font-size-asian="10pt" style:language-asian="zh" style:country-asian="CN" style:font-name-complex="Latha" style:font-size-complex="10pt" style:language-complex="ta" style:country-complex="IN"/>
    </style:default-style>
    <number:number-style style:name="N0">
      <number:number number:min-integer-digits="1"/>
    </number:number-style>
    <number:number-style style:name="N107P0" style:volatile="true">
      <number:text>ரூ </number:text>
      <number:number number:decimal-places="0" number:min-decimal-places="0" number:min-integer-digits="1" number:grouping="true"/>
    </number:number-style>
    <number:number-style style:name="N107">
      <number:text>ரூ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ரூ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ரூ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ரூ </number:text>
      <number:number number:decimal-places="2" number:min-decimal-places="2" number:min-integer-digits="1" number:grouping="true"/>
    </number:number-style>
    <number:number-style style:name="N109">
      <number:text>ரூ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ரூ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ரூ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ரூ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ரூ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ரூ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ரூ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ரூ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ரூ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பக்கம்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-00-0000</text:date>, <text:time style:data-style-name="N2" text:time-value="01:19:46.566000000">00:00:00</text:time></text:p>
        </style:region-right>
      </style:header>
      <style:header-left style:display="false"/>
      <style:header-first style:display="false"/>
      <style:footer style:display="false">
        <text:p>பக்கம்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21:28:51.619000000</meta:creation-date>
    <dc:date>2022-01-01T01:40:37.275000000</dc:date>
    <meta:editing-duration>PT12H13M14S</meta:editing-duration>
    <meta:editing-cycles>64</meta:editing-cycles>
    <meta:generator>LibreOffice/7.2.4.1$Windows_x86 LibreOffice_project/27d75539669ac387bb498e35313b970b7fe9c4f9</meta:generator>
    <meta:document-statistic meta:table-count="4" meta:cell-count="1240" meta:object-count="0"/>
  </office:meta>
</office:document-meta>
</file>